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0201in" fo:margin-left="0.0465in" fo:margin-right="5.8583in" table:align="margins"/>
    </style:style>
    <style:style style:name="Table1.A" style:family="table-column">
      <style:table-column-properties style:column-width="0.5924in" style:rel-column-width="38054*"/>
    </style:style>
    <style:style style:name="Table1.B" style:family="table-column">
      <style:table-column-properties style:column-width="0.4278in" style:rel-column-width="274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1.0757in" fo:margin-left="0.0465in" fo:margin-right="5.8028in" table:align="margins"/>
    </style:style>
    <style:style style:name="Table2.A" style:family="table-column">
      <style:table-column-properties style:column-width="0.6479in" style:rel-column-width="39473*"/>
    </style:style>
    <style:style style:name="Table2.B" style:family="table-column">
      <style:table-column-properties style:column-width="0.4278in" style:rel-column-width="260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1.9472in" fo:margin-left="0.0465in" fo:margin-right="4.9313in" table:align="margins"/>
    </style:style>
    <style:style style:name="Table3.A" style:family="table-column">
      <style:table-column-properties style:column-width="0.759in" style:rel-column-width="25545*"/>
    </style:style>
    <style:style style:name="Table3.B" style:family="table-column">
      <style:table-column-properties style:column-width="0.5944in" style:rel-column-width="20006*"/>
    </style:style>
    <style:style style:name="Table3.C" style:family="table-column">
      <style:table-column-properties style:column-width="0.5938in" style:rel-column-width="199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2b422" officeooo:paragraph-rsid="0012b422"/>
    </style:style>
    <style:style style:name="P2" style:family="paragraph" style:parent-style-name="Standard">
      <style:text-properties officeooo:rsid="0013ecf4" officeooo:paragraph-rsid="0013ecf4"/>
    </style:style>
    <style:style style:name="P3" style:family="paragraph" style:parent-style-name="Standard">
      <style:text-properties officeooo:rsid="0015c890" officeooo:paragraph-rsid="0015c890"/>
    </style:style>
    <style:style style:name="P4" style:family="paragraph" style:parent-style-name="Standard">
      <style:text-properties officeooo:rsid="0016de2f" officeooo:paragraph-rsid="0016de2f"/>
    </style:style>
    <style:style style:name="P5" style:family="paragraph" style:parent-style-name="Standard">
      <style:text-properties officeooo:rsid="00170280" officeooo:paragraph-rsid="00170280"/>
    </style:style>
    <style:style style:name="P6" style:family="paragraph" style:parent-style-name="Standard">
      <style:text-properties officeooo:rsid="00173492" officeooo:paragraph-rsid="00173492"/>
    </style:style>
    <style:style style:name="P7" style:family="paragraph" style:parent-style-name="Standard">
      <style:text-properties officeooo:rsid="0017f7f9" officeooo:paragraph-rsid="0017f7f9"/>
    </style:style>
    <style:style style:name="P8" style:family="paragraph" style:parent-style-name="Standard">
      <style:text-properties officeooo:rsid="0017f7f9" officeooo:paragraph-rsid="00181ee2"/>
    </style:style>
    <style:style style:name="P9" style:family="paragraph" style:parent-style-name="Standard">
      <style:text-properties officeooo:rsid="0019b13b" officeooo:paragraph-rsid="0019b13b"/>
    </style:style>
    <style:style style:name="P10" style:family="paragraph" style:parent-style-name="Standard">
      <style:text-properties officeooo:rsid="001ae71c" officeooo:paragraph-rsid="001ae71c"/>
    </style:style>
    <style:style style:name="P11" style:family="paragraph" style:parent-style-name="Standard">
      <style:text-properties officeooo:rsid="001b14f4" officeooo:paragraph-rsid="001d0077"/>
    </style:style>
    <style:style style:name="P12" style:family="paragraph" style:parent-style-name="Standard">
      <style:text-properties officeooo:rsid="001d0077" officeooo:paragraph-rsid="001d0077"/>
    </style:style>
    <style:style style:name="P13" style:family="paragraph" style:parent-style-name="Standard">
      <style:text-properties officeooo:rsid="001e7d4d" officeooo:paragraph-rsid="001e7d4d"/>
    </style:style>
    <style:style style:name="P14" style:family="paragraph" style:parent-style-name="Standard">
      <style:text-properties officeooo:rsid="0020cd4c" officeooo:paragraph-rsid="0020cd4c"/>
    </style:style>
    <style:style style:name="P15" style:family="paragraph" style:parent-style-name="Standard">
      <style:text-properties officeooo:rsid="0022ddd3" officeooo:paragraph-rsid="0022ddd3"/>
    </style:style>
    <style:style style:name="P16" style:family="paragraph" style:parent-style-name="Standard">
      <style:text-properties officeooo:rsid="0023f3b2" officeooo:paragraph-rsid="0023f3b2"/>
    </style:style>
    <style:style style:name="P17" style:family="paragraph" style:parent-style-name="Standard">
      <style:text-properties officeooo:rsid="002549e8" officeooo:paragraph-rsid="002549e8"/>
    </style:style>
    <style:style style:name="P18" style:family="paragraph" style:parent-style-name="Standard">
      <style:text-properties officeooo:rsid="00266a30" officeooo:paragraph-rsid="00266a30"/>
    </style:style>
    <style:style style:name="P19" style:family="paragraph" style:parent-style-name="Standard">
      <style:text-properties officeooo:rsid="0027c3bf" officeooo:paragraph-rsid="0027c3bf"/>
    </style:style>
    <style:style style:name="P20" style:family="paragraph" style:parent-style-name="Standard">
      <style:text-properties officeooo:rsid="002800bc" officeooo:paragraph-rsid="002800bc"/>
    </style:style>
    <style:style style:name="P21" style:family="paragraph" style:parent-style-name="Standard">
      <style:text-properties officeooo:rsid="002800bc" officeooo:paragraph-rsid="002887ef"/>
    </style:style>
    <style:style style:name="P22" style:family="paragraph" style:parent-style-name="Standard">
      <style:text-properties officeooo:rsid="002887ef" officeooo:paragraph-rsid="002887ef"/>
    </style:style>
    <style:style style:name="P23" style:family="paragraph" style:parent-style-name="Standard">
      <style:text-properties officeooo:rsid="002887ef" officeooo:paragraph-rsid="0037f0ab"/>
    </style:style>
    <style:style style:name="P24" style:family="paragraph" style:parent-style-name="Standard">
      <style:text-properties officeooo:rsid="002a3a75" officeooo:paragraph-rsid="002a3a75"/>
    </style:style>
    <style:style style:name="P25" style:family="paragraph" style:parent-style-name="Standard">
      <style:text-properties officeooo:rsid="002ba3a2" officeooo:paragraph-rsid="002ba3a2"/>
    </style:style>
    <style:style style:name="P26" style:family="paragraph" style:parent-style-name="Standard">
      <style:text-properties officeooo:rsid="002bc2fc" officeooo:paragraph-rsid="002d2616"/>
    </style:style>
    <style:style style:name="P27" style:family="paragraph" style:parent-style-name="Standard">
      <style:text-properties officeooo:rsid="002d2616" officeooo:paragraph-rsid="002d2616"/>
    </style:style>
    <style:style style:name="P28" style:family="paragraph" style:parent-style-name="Standard">
      <style:text-properties officeooo:rsid="002d2616" officeooo:paragraph-rsid="002e0b74"/>
    </style:style>
    <style:style style:name="P29" style:family="paragraph" style:parent-style-name="Standard">
      <style:text-properties officeooo:rsid="002f3409" officeooo:paragraph-rsid="002f3409"/>
    </style:style>
    <style:style style:name="P30" style:family="paragraph" style:parent-style-name="Standard">
      <style:text-properties officeooo:rsid="00301ecd" officeooo:paragraph-rsid="00301ecd"/>
    </style:style>
    <style:style style:name="P31" style:family="paragraph" style:parent-style-name="Standard">
      <style:text-properties officeooo:rsid="00301ecd" officeooo:paragraph-rsid="0030a991"/>
    </style:style>
    <style:style style:name="P32" style:family="paragraph" style:parent-style-name="Standard">
      <style:text-properties officeooo:rsid="0030a991" officeooo:paragraph-rsid="0030a991"/>
    </style:style>
    <style:style style:name="P33" style:family="paragraph" style:parent-style-name="Standard">
      <style:text-properties officeooo:rsid="0032481f" officeooo:paragraph-rsid="00330f76"/>
    </style:style>
    <style:style style:name="P34" style:family="paragraph" style:parent-style-name="Standard">
      <style:text-properties officeooo:rsid="00330f76" officeooo:paragraph-rsid="00330f76"/>
    </style:style>
    <style:style style:name="P35" style:family="paragraph" style:parent-style-name="Standard">
      <style:text-properties officeooo:rsid="00330f76" officeooo:paragraph-rsid="00347d56"/>
    </style:style>
    <style:style style:name="P36" style:family="paragraph" style:parent-style-name="Standard">
      <style:text-properties officeooo:rsid="00347d56" officeooo:paragraph-rsid="00347d56"/>
    </style:style>
    <style:style style:name="P37" style:family="paragraph" style:parent-style-name="Standard">
      <style:text-properties officeooo:rsid="00347d56" officeooo:paragraph-rsid="0035338d"/>
    </style:style>
    <style:style style:name="P38" style:family="paragraph" style:parent-style-name="Standard">
      <style:text-properties officeooo:rsid="0035338d" officeooo:paragraph-rsid="0035338d"/>
    </style:style>
    <style:style style:name="P39" style:family="paragraph" style:parent-style-name="Standard">
      <style:text-properties officeooo:rsid="0037f0ab" officeooo:paragraph-rsid="0037f0ab"/>
    </style:style>
    <style:style style:name="P40" style:family="paragraph" style:parent-style-name="Standard">
      <style:text-properties officeooo:rsid="003a1cfd" officeooo:paragraph-rsid="003a1cfd"/>
    </style:style>
    <style:style style:name="P41" style:family="paragraph" style:parent-style-name="Standard">
      <style:text-properties officeooo:rsid="003a1cfd" officeooo:paragraph-rsid="003cecc8"/>
    </style:style>
    <style:style style:name="P42" style:family="paragraph" style:parent-style-name="Standard">
      <style:text-properties officeooo:rsid="003f1bb3" officeooo:paragraph-rsid="003f1bb3"/>
    </style:style>
    <style:style style:name="P43" style:family="paragraph" style:parent-style-name="Standard">
      <style:text-properties officeooo:rsid="003ffe09" officeooo:paragraph-rsid="003ffe09"/>
    </style:style>
    <style:style style:name="P44" style:family="paragraph" style:parent-style-name="Standard">
      <style:text-properties officeooo:rsid="004177fd" officeooo:paragraph-rsid="004177fd"/>
    </style:style>
    <style:style style:name="P45" style:family="paragraph" style:parent-style-name="Standard">
      <style:text-properties officeooo:rsid="004177fd" officeooo:paragraph-rsid="0041b260"/>
    </style:style>
    <style:style style:name="P46" style:family="paragraph" style:parent-style-name="Standard">
      <style:text-properties officeooo:rsid="0041b260" officeooo:paragraph-rsid="0041b260"/>
    </style:style>
    <style:style style:name="P47" style:family="paragraph" style:parent-style-name="Standard">
      <style:text-properties officeooo:rsid="0041b260" officeooo:paragraph-rsid="0041faa4"/>
    </style:style>
    <style:style style:name="P48" style:family="paragraph" style:parent-style-name="Standard">
      <style:text-properties officeooo:rsid="0041faa4" officeooo:paragraph-rsid="0041faa4"/>
    </style:style>
    <style:style style:name="P49" style:family="paragraph" style:parent-style-name="Standard">
      <style:text-properties officeooo:rsid="0041faa4" officeooo:paragraph-rsid="0042d400"/>
    </style:style>
    <style:style style:name="P50" style:family="paragraph" style:parent-style-name="Standard">
      <style:text-properties officeooo:rsid="0042d400" officeooo:paragraph-rsid="0042d400"/>
    </style:style>
    <style:style style:name="P51" style:family="paragraph" style:parent-style-name="Standard">
      <style:text-properties officeooo:rsid="0042d400" officeooo:paragraph-rsid="00444cd4"/>
    </style:style>
    <style:style style:name="P52" style:family="paragraph" style:parent-style-name="Standard">
      <style:text-properties officeooo:rsid="00444cd4" officeooo:paragraph-rsid="00444cd4"/>
    </style:style>
    <style:style style:name="P53" style:family="paragraph" style:parent-style-name="Standard">
      <style:text-properties officeooo:rsid="00444cd4" officeooo:paragraph-rsid="00460aad"/>
    </style:style>
    <style:style style:name="P54" style:family="paragraph" style:parent-style-name="Standard">
      <style:text-properties officeooo:rsid="00460aad" officeooo:paragraph-rsid="00460aad"/>
    </style:style>
    <style:style style:name="P55" style:family="paragraph" style:parent-style-name="Standard">
      <style:text-properties officeooo:rsid="00460aad" officeooo:paragraph-rsid="0047c9ca"/>
    </style:style>
    <style:style style:name="P56" style:family="paragraph" style:parent-style-name="Standard">
      <style:text-properties officeooo:rsid="0047c9ca" officeooo:paragraph-rsid="0047c9ca"/>
    </style:style>
    <style:style style:name="P57" style:family="paragraph" style:parent-style-name="Standard">
      <style:text-properties officeooo:rsid="0048aa28" officeooo:paragraph-rsid="0048aa28"/>
    </style:style>
    <style:style style:name="P58" style:family="paragraph" style:parent-style-name="Standard">
      <style:text-properties officeooo:rsid="0048aa28" officeooo:paragraph-rsid="004a3d3b"/>
    </style:style>
    <style:style style:name="P59" style:family="paragraph" style:parent-style-name="Standard">
      <style:text-properties officeooo:rsid="004a3d3b" officeooo:paragraph-rsid="004a3d3b"/>
    </style:style>
    <style:style style:name="P60" style:family="paragraph" style:parent-style-name="Standard">
      <style:text-properties officeooo:rsid="004bdf70" officeooo:paragraph-rsid="004bdf70"/>
    </style:style>
    <style:style style:name="P61" style:family="paragraph" style:parent-style-name="Standard">
      <style:text-properties officeooo:rsid="004bdf70" officeooo:paragraph-rsid="004dcbcd"/>
    </style:style>
    <style:style style:name="P62" style:family="paragraph" style:parent-style-name="Standard">
      <style:text-properties officeooo:rsid="004dcbcd" officeooo:paragraph-rsid="004dcbcd"/>
    </style:style>
    <style:style style:name="P63" style:family="paragraph" style:parent-style-name="Standard">
      <style:text-properties officeooo:rsid="004dcbcd" officeooo:paragraph-rsid="004ff82c"/>
    </style:style>
    <style:style style:name="P64" style:family="paragraph" style:parent-style-name="Standard">
      <style:text-properties officeooo:rsid="004ff82c" officeooo:paragraph-rsid="004ff82c"/>
    </style:style>
    <style:style style:name="P65" style:family="paragraph" style:parent-style-name="Standard">
      <style:text-properties officeooo:rsid="004ff82c" officeooo:paragraph-rsid="0050aeec"/>
    </style:style>
    <style:style style:name="P66" style:family="paragraph" style:parent-style-name="Standard">
      <style:text-properties officeooo:rsid="0050aeec" officeooo:paragraph-rsid="0050aeec"/>
    </style:style>
    <style:style style:name="P67" style:family="paragraph" style:parent-style-name="Standard">
      <style:text-properties officeooo:rsid="0050aeec" officeooo:paragraph-rsid="0050c800"/>
    </style:style>
    <style:style style:name="P68" style:family="paragraph" style:parent-style-name="Standard">
      <style:text-properties officeooo:rsid="0052669f" officeooo:paragraph-rsid="0052669f"/>
    </style:style>
    <style:style style:name="P69" style:family="paragraph" style:parent-style-name="Standard">
      <style:text-properties officeooo:rsid="0052669f" officeooo:paragraph-rsid="0052d4c8"/>
    </style:style>
    <style:style style:name="P70" style:family="paragraph" style:parent-style-name="Standard">
      <style:text-properties officeooo:rsid="0052669f" officeooo:paragraph-rsid="0054420e"/>
    </style:style>
    <style:style style:name="P71" style:family="paragraph" style:parent-style-name="Standard">
      <style:text-properties officeooo:rsid="0052d4c8" officeooo:paragraph-rsid="0052d4c8"/>
    </style:style>
    <style:style style:name="P72" style:family="paragraph" style:parent-style-name="Standard">
      <style:text-properties officeooo:rsid="0052d4c8" officeooo:paragraph-rsid="0053fae4"/>
    </style:style>
    <style:style style:name="P73" style:family="paragraph" style:parent-style-name="Standard">
      <style:text-properties officeooo:rsid="0053fae4" officeooo:paragraph-rsid="0053fae4"/>
    </style:style>
    <style:style style:name="P74" style:family="paragraph" style:parent-style-name="Standard">
      <style:text-properties officeooo:rsid="0053fae4" officeooo:paragraph-rsid="0054420e"/>
    </style:style>
    <style:style style:name="P75" style:family="paragraph" style:parent-style-name="Standard">
      <style:text-properties officeooo:rsid="0054420e" officeooo:paragraph-rsid="0054420e"/>
    </style:style>
    <style:style style:name="P76" style:family="paragraph" style:parent-style-name="Standard">
      <style:text-properties officeooo:rsid="0054bc4e" officeooo:paragraph-rsid="0054bc4e"/>
    </style:style>
    <style:style style:name="P77" style:family="paragraph" style:parent-style-name="Standard">
      <style:text-properties officeooo:rsid="0054bc4e" officeooo:paragraph-rsid="0054d9d7"/>
    </style:style>
    <style:style style:name="P78" style:family="paragraph" style:parent-style-name="Standard">
      <style:text-properties officeooo:rsid="0054d9d7" officeooo:paragraph-rsid="0054d9d7"/>
    </style:style>
    <style:style style:name="P79" style:family="paragraph" style:parent-style-name="Standard">
      <style:text-properties officeooo:rsid="0056a67e" officeooo:paragraph-rsid="00571827"/>
    </style:style>
    <style:style style:name="P80" style:family="paragraph" style:parent-style-name="Standard">
      <style:text-properties officeooo:rsid="00571827" officeooo:paragraph-rsid="00571827"/>
    </style:style>
    <style:style style:name="P81" style:family="paragraph" style:parent-style-name="Standard">
      <style:text-properties officeooo:rsid="0050c800" officeooo:paragraph-rsid="0050c800"/>
    </style:style>
    <style:style style:name="P82" style:family="paragraph" style:parent-style-name="Standard">
      <style:text-properties officeooo:rsid="0059334d" officeooo:paragraph-rsid="0059334d"/>
    </style:style>
    <style:style style:name="T1" style:family="text">
      <style:text-properties officeooo:rsid="00173492"/>
    </style:style>
    <style:style style:name="T2" style:family="text">
      <style:text-properties officeooo:rsid="001d0077"/>
    </style:style>
    <style:style style:name="T3" style:family="text">
      <style:text-properties officeooo:rsid="001f0b80"/>
    </style:style>
    <style:style style:name="T4" style:family="text">
      <style:text-properties officeooo:rsid="002887ef"/>
    </style:style>
    <style:style style:name="T5" style:family="text">
      <style:text-properties officeooo:rsid="002d2616"/>
    </style:style>
    <style:style style:name="T6" style:family="text">
      <style:text-properties officeooo:rsid="002e0b74"/>
    </style:style>
    <style:style style:name="T7" style:family="text">
      <style:text-properties officeooo:rsid="0030a991"/>
    </style:style>
    <style:style style:name="T8" style:family="text">
      <style:text-properties officeooo:rsid="00330f76"/>
    </style:style>
    <style:style style:name="T9" style:family="text">
      <style:text-properties officeooo:rsid="00347d56"/>
    </style:style>
    <style:style style:name="T10" style:family="text">
      <style:text-properties officeooo:rsid="0035338d"/>
    </style:style>
    <style:style style:name="T11" style:family="text">
      <style:text-properties officeooo:rsid="0036bc93"/>
    </style:style>
    <style:style style:name="T12" style:family="text">
      <style:text-properties officeooo:rsid="0037f0ab"/>
    </style:style>
    <style:style style:name="T13" style:family="text">
      <style:text-properties officeooo:rsid="003bcfec"/>
    </style:style>
    <style:style style:name="T14" style:family="text">
      <style:text-properties officeooo:rsid="0041b260"/>
    </style:style>
    <style:style style:name="T15" style:family="text">
      <style:text-properties officeooo:rsid="0041faa4"/>
    </style:style>
    <style:style style:name="T16" style:family="text">
      <style:text-properties officeooo:rsid="0042d400"/>
    </style:style>
    <style:style style:name="T17" style:family="text">
      <style:text-properties officeooo:rsid="00444cd4"/>
    </style:style>
    <style:style style:name="T18" style:family="text">
      <style:text-properties officeooo:rsid="00460aad"/>
    </style:style>
    <style:style style:name="T19" style:family="text">
      <style:text-properties officeooo:rsid="0047c9ca"/>
    </style:style>
    <style:style style:name="T20" style:family="text">
      <style:text-properties officeooo:rsid="004a3d3b"/>
    </style:style>
    <style:style style:name="T21" style:family="text">
      <style:text-properties officeooo:rsid="004dcbcd"/>
    </style:style>
    <style:style style:name="T22" style:family="text">
      <style:text-properties officeooo:rsid="004ff82c"/>
    </style:style>
    <style:style style:name="T23" style:family="text">
      <style:text-properties officeooo:rsid="0050aeec"/>
    </style:style>
    <style:style style:name="T24" style:family="text">
      <style:text-properties officeooo:rsid="0052d4c8"/>
    </style:style>
    <style:style style:name="T25" style:family="text">
      <style:text-properties officeooo:rsid="0053fae4"/>
    </style:style>
    <style:style style:name="T26" style:family="text">
      <style:text-properties officeooo:rsid="0054420e"/>
    </style:style>
    <style:style style:name="T27" style:family="text">
      <style:text-properties officeooo:rsid="0054d9d7"/>
    </style:style>
    <style:style style:name="T28" style:family="text">
      <style:text-properties officeooo:rsid="005718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elect * from salespeople;</text:p>
      <text:p text:style-name="P1">+------+---------+-----------+------+</text:p>
      <text:p text:style-name="P1">| snum | sname <text:s text:c="2"/>| city <text:s text:c="5"/>| comm |</text:p>
      <text:p text:style-name="P1">+------+---------+-----------+------+</text:p>
      <text:p text:style-name="P1">| 1001 | peel <text:s text:c="3"/>| London <text:s text:c="3"/>| 0.12 |</text:p>
      <text:p text:style-name="P1">| 1002 | serres <text:s/>| San Jose <text:s/>| 0.13 |</text:p>
      <text:p text:style-name="P1">| 1003 | AxelRod | NewYork <text:s text:c="2"/>| 0.10 |</text:p>
      <text:p text:style-name="P1">| 1004 | Motika <text:s/>| London <text:s text:c="3"/>| 0.11 |</text:p>
      <text:p text:style-name="P1">| 1005 | Fran <text:s text:c="3"/>| London <text:s text:c="3"/>| 0.26 |</text:p>
      <text:p text:style-name="P1">| 1007 | Rifkin <text:s/>| Barcelona | 0.15 |</text:p>
      <text:p text:style-name="P1">+------+---------+-----------+------+</text:p>
      <text:p text:style-name="P1"/>
      <text:p text:style-name="P1">2)select *from customer where <text:s/>rating="100";</text:p>
      <text:p text:style-name="P1">+------+---------+--------+--------+------+</text:p>
      <text:p text:style-name="P1">| cnum | cname <text:s text:c="2"/>| city <text:s text:c="2"/>| rating | snum |</text:p>
      <text:p text:style-name="P1">+------+---------+--------+--------+------+</text:p>
      <text:p text:style-name="P1">| 2001 | HOFFMAN | LONDON | <text:s text:c="3"/>100 | 1001 |</text:p>
      <text:p text:style-name="P1">| 2006 | Clemens | London | <text:s text:c="3"/>100 | 1001 |</text:p>
      <text:p text:style-name="P1">| 2007 | Pereria | Rome <text:s text:c="2"/>| <text:s text:c="3"/>100 | 1004 |</text:p>
      <text:p text:style-name="P1"/>
      <text:p text:style-name="P2">3) select* from customer where city is null;</text:p>
      <text:p text:style-name="P2">Empty set (0.00 sec)</text:p>
      <text:p text:style-name="P4">4) select s.snum,s.sname,o.odate,max(o.amt) <text:s/>from salespeople s join customer c on s.snum=c.snum join orders o on o.cnum=c.cnum group by o.odate,s.snum having max(o.amt)&gt;200 order by max(o.amt) desc limit 1;​</text:p>
      <text:p text:style-name="P4">+------+-------+------------+------------+</text:p>
      <text:p text:style-name="P4">| snum | sname | odate <text:s text:c="5"/>| max(o.amt) |</text:p>
      <text:p text:style-name="P4">+------+-------+------------+------------+</text:p>
      <text:p text:style-name="P4">| 1001 | peel <text:s/>| 1996-06-10 | <text:s text:c="3"/>9891.88 |</text:p>
      <text:p text:style-name="P4">+------+-------+------------+------------+</text:p>
      <text:p text:style-name="P3">5)</text:p>
      <text:p text:style-name="P3">select* from orders order by cnum desc ;</text:p>
      <text:p text:style-name="P3">+------+---------+------------+------+</text:p>
      <text:p text:style-name="P3">| onum | amt <text:s text:c="4"/>| odate <text:s text:c="5"/>| cnum |</text:p>
      <text:p text:style-name="P3">+------+---------+------------+------+</text:p>
      <text:p text:style-name="P3">| 3001 | <text:s text:c="2"/>18.69 | 1996-03-10 | 2008 |</text:p>
      <text:p text:style-name="P3">| 3006 | 1098.16 | 1996-03-10 | 2008 |</text:p>
      <text:p text:style-name="P3">| 3002 | 1900.10 | 1996-03-10 | 2007 |</text:p>
      <text:p text:style-name="P3">| 3008 | 4723.00 | 1996-05-10 | 2006 |</text:p>
      <text:p text:style-name="P3">| 3011 | 9891.88 | 1996-06-10 | 2006 |</text:p>
      <text:p text:style-name="P3">| 3010 | 1309.95 | 1996-06-10 | 2004 |</text:p>
      <text:p text:style-name="P3">| 3005 | 5160.45 | 1996-03-10 | 2003 |</text:p>
      <text:p text:style-name="P3">| 3007 | <text:s text:c="2"/>75.75 | 1996-04-10 | 2002 |</text:p>
      <text:p text:style-name="P3">| 3009 | 1713.23 | 1996-04-10 | 2002 |</text:p>
      <text:p text:style-name="P3">| 3003 | <text:s/>767.19 | 1996-03-10 | 2001 |</text:p>
      <text:p text:style-name="P3">+------+---------+------------+------+</text:p>
      <text:p text:style-name="P3"/>
      <text:p text:style-name="P5"><text:soft-page-break/><text:span text:style-name="T1">6)</text:span>select distinct s.sname,o.onum from salespeople s,customer c,orders o where s.snum=c.snum and o.cnum=c.cnum;</text:p>
      <text:p text:style-name="P5">+---------+------+</text:p>
      <text:p text:style-name="P5">| sname <text:s text:c="2"/>| onum |</text:p>
      <text:p text:style-name="P5">+---------+------+</text:p>
      <text:p text:style-name="P5">| peel <text:s text:c="3"/>| 3003 |</text:p>
      <text:p text:style-name="P5">| peel <text:s text:c="3"/>| 3008 |</text:p>
      <text:p text:style-name="P5">| peel <text:s text:c="3"/>| 3011 |</text:p>
      <text:p text:style-name="P5">| serres <text:s/>| 3005 |</text:p>
      <text:p text:style-name="P5">| serres <text:s/>| 3010 |</text:p>
      <text:p text:style-name="P5">| AxelRod | 3007 |</text:p>
      <text:p text:style-name="P5">| AxelRod | 3009 |</text:p>
      <text:p text:style-name="P5">| Motika <text:s/>| 3002 |</text:p>
      <text:p text:style-name="P5">| Rifkin <text:s/>| 3001 |</text:p>
      <text:p text:style-name="P5">| Rifkin <text:s/>| 3006 |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B1" office:value-type="string">
              <text:p text:style-name="Table_20_Contents"/>
            </table:table-cell>
          </table:table-row>
        </table:table-header-rows>
      </table:table>
      <text:p text:style-name="P6">7)mysql&gt; select s.sname,c.cname from salespeople s,customer c where s.snum=c.snum; </text:p>
      <text:p text:style-name="P6">+---------+----------+</text:p>
      <text:p text:style-name="P6">| sname <text:s text:c="2"/>| cname <text:s text:c="3"/>|</text:p>
      <text:p text:style-name="P6">+---------+----------+</text:p>
      <text:p text:style-name="P6">| peel <text:s text:c="3"/>| HOFFMAN <text:s/>|</text:p>
      <text:p text:style-name="P6">| AxelRod | GIOVANNI |</text:p>
      <text:p text:style-name="P6">| serres <text:s/>| Liu <text:s text:c="5"/>|</text:p>
      <text:p text:style-name="P6">| serres <text:s/>| Grass <text:s text:c="3"/>|</text:p>
      <text:p text:style-name="P6">| peel <text:s text:c="3"/>| Clemens <text:s/>|</text:p>
      <text:p text:style-name="P6">| Motika <text:s/>| Pereria <text:s/>|</text:p>
      <text:p text:style-name="P6">| Rifkin <text:s/>| Cisneros |</text:p>
      <text:p text:style-name="P6">+---------+----------+</text:p>
      <text:p text:style-name="P5"/>
      <text:p text:style-name="P6">8) </text:p>
      <text:p text:style-name="P6">|select s.sname,s.snum,count(*) from salespeople s,customer c where s.snum=c.snum group by s.sname,s.snum having count(*)&gt;1;</text:p>
      <text:p text:style-name="P6">+--------+------+----------+</text:p>
      <text:p text:style-name="P6">| sname <text:s/>| snum | count(*) |</text:p>
      <text:p text:style-name="P6">+--------+------+----------+</text:p>
      <text:p text:style-name="P6">| peel <text:s text:c="2"/>| 1001 | <text:s text:c="7"/>2 |</text:p>
      <text:p text:style-name="P6">| serres | 1002 | <text:s text:c="7"/>2 |</text:p>
      <text:p text:style-name="P6">+--------+------+----------+</text:p>
      <text:p text:style-name="P7">9)select s.sname, count(*) from orders o, salespeople s, customer c <text:s/>where o.cnum = c.cnum and s.snum = c.snum group by s.sname order by count(*) desc;</text:p>
      <text:p text:style-name="P7">+---------+----------+</text:p>
      <text:p text:style-name="P7">| sname <text:s text:c="2"/>| count(*) |</text:p>
      <text:p text:style-name="P7">+---------+----------+</text:p>
      <text:p text:style-name="P7">| peel <text:s text:c="3"/>| <text:s text:c="7"/>3 |</text:p>
      <text:p text:style-name="P7">| serres <text:s/>| <text:s text:c="7"/>2 |</text:p>
      <text:p text:style-name="P7">| AxelRod | <text:s text:c="7"/>2 |</text:p>
      <text:p text:style-name="P7"><text:soft-page-break/>| Rifkin <text:s/>| <text:s text:c="7"/>2 |</text:p>
      <text:p text:style-name="P7">| Motika <text:s/>| <text:s text:c="7"/>1 |</text:p>
      <text:p text:style-name="P7">+---------+----------+</text:p>
      <text:p text:style-name="P8"/>
      <text:p text:style-name="P9">10)select * from customer where exists (select 1 from customer where city = 'SanJose');</text:p>
      <text:p text:style-name="P9">+------+----------+---------+--------+------+</text:p>
      <text:p text:style-name="P9">| cnum | cname <text:s text:c="3"/>| city <text:s text:c="3"/>| rating | snum |</text:p>
      <text:p text:style-name="P9">+------+----------+---------+--------+------+</text:p>
      <text:p text:style-name="P9">| 2001 | HOFFMAN <text:s/>| LONDON <text:s/>| <text:s text:c="3"/>100 | 1001 |</text:p>
      <text:p text:style-name="P9">| 2002 | GIOVANNI | ROME <text:s text:c="3"/>| <text:s text:c="3"/>200 | 1003 |</text:p>
      <text:p text:style-name="P9">| 2003 | Liu <text:s text:c="5"/>| SanJose | <text:s text:c="3"/>200 | 1002 |</text:p>
      <text:p text:style-name="P9">| 2004 | Grass <text:s text:c="3"/>| Berlin <text:s/>| <text:s text:c="3"/>300 | 1002 |</text:p>
      <text:p text:style-name="P9">| 2006 | Clemens <text:s/>| London <text:s/>| <text:s text:c="3"/>100 | 1001 |</text:p>
      <text:p text:style-name="P9">| 2007 | Pereria <text:s/>| Rome <text:s text:c="3"/>| <text:s text:c="3"/>100 | 1004 |</text:p>
      <text:p text:style-name="P9">| 2008 | Cisneros | SanJose | <text:s text:c="3"/>300 | 1007 |</text:p>
      <text:p text:style-name="P9">+------+----------+---------+--------+------+</text:p>
      <text:p text:style-name="P9">11)select s.sname,c.cname,c.city from salespeople s,customer c where s.snum=c.snum; </text:p>
      <text:p text:style-name="P9">+---------+----------+</text:p>
      <text:p text:style-name="P9">| select s.sname,c.cname,c.city from salespeople s,customer c where s.snum=c.snum;</text:p>
      <text:p text:style-name="P9">+---------+----------+---------+</text:p>
      <text:p text:style-name="P9">| sname <text:s text:c="2"/>| cname <text:s text:c="3"/>| city <text:s text:c="3"/>|</text:p>
      <text:p text:style-name="P9">+---------+----------+---------+</text:p>
      <text:p text:style-name="P9">| peel <text:s text:c="3"/>| HOFFMAN <text:s/>| LONDON <text:s/>|</text:p>
      <text:p text:style-name="P9">| AxelRod | GIOVANNI | ROME <text:s text:c="3"/>|</text:p>
      <text:p text:style-name="P9">| serres <text:s/>| Liu <text:s text:c="5"/>| SanJose |</text:p>
      <text:p text:style-name="P9">| serres <text:s/>| Grass <text:s text:c="3"/>| Berlin <text:s/>|</text:p>
      <text:p text:style-name="P9">| peel <text:s text:c="3"/>| Clemens <text:s/>| London <text:s/>|</text:p>
      <text:p text:style-name="P9">| Motika <text:s/>| Pereria <text:s/>| Rome <text:s text:c="3"/>|</text:p>
      <text:p text:style-name="P9">| Rifkin <text:s/>| Cisneros | SanJose |</text:p>
      <text:p text:style-name="P9">+---------+----------+---------+</text:p>
      <text:p text:style-name="P10">12) select s.sname,max(o.amt) from salespeople s,customer c,orders o where s.snum=c.snum and o.cnum=c.cnum group by s.sname;</text:p>
      <text:p text:style-name="P10">+---------+------------+</text:p>
      <text:p text:style-name="P10">| sname <text:s text:c="2"/>| max(o.amt) |</text:p>
      <text:p text:style-name="P10">+---------+------------+</text:p>
      <text:p text:style-name="P10">| AxelRod | <text:s text:c="3"/>1713.23 |</text:p>
      <text:p text:style-name="P10">| Motika <text:s/>| <text:s text:c="3"/>1900.10 |</text:p>
      <text:p text:style-name="P10">| peel <text:s text:c="3"/>| <text:s text:c="3"/>9891.88 |</text:p>
      <text:p text:style-name="P10">| Rifkin <text:s/>| <text:s text:c="3"/>1098.16 |</text:p>
      <text:p text:style-name="P10">| serres <text:s/>| <text:s text:c="3"/>5160.45 |</text:p>
      <text:p text:style-name="P10">+---------+------------+</text:p>
      <text:p text:style-name="P10">13)select c.cnum,c.city,c.rating from customer c where c.rating&gt;200 and c.city='SanJose';</text:p>
      <text:p text:style-name="P10">+------+---------+--------+</text:p>
      <text:p text:style-name="P10">| cnum | city <text:s text:c="3"/>| rating |</text:p>
      <text:p text:style-name="P10">+------+---------+--------+</text:p>
      <text:p text:style-name="P10">| 2008 | SanJose | <text:s text:c="3"/>300 |</text:p>
      <text:p text:style-name="P10">+------+---------+--------+</text:p>
      <text:p text:style-name="P10"><text:soft-page-break/>14)select s.sname,s.comm from salespeople s where s.city='London';</text:p>
      <text:p text:style-name="P10">+--------+------+</text:p>
      <text:p text:style-name="P10">| sname <text:s/>| comm |</text:p>
      <text:p text:style-name="P10">+--------+------+</text:p>
      <text:p text:style-name="P10">| peel <text:s text:c="2"/>| 0.12 |</text:p>
      <text:p text:style-name="P10">| Motika | 0.11 |</text:p>
      <text:p text:style-name="P10">| Fran <text:s text:c="2"/>| 0.26 |</text:p>
      <text:p text:style-name="P10">+--------+------+</text:p>
      <text:p text:style-name="P10"/>
      <text:p text:style-name="P10">15)select distinct s.sname,o.onum,o.amt,o.odate from salespeople s,orders o,customer c where <text:s/>s.sname='Motika';</text:p>
      <text:p text:style-name="P10">+--------+------+---------+------------+</text:p>
      <text:p text:style-name="P10">| sname <text:s/>| onum | amt <text:s text:c="4"/>| odate <text:s text:c="5"/>|</text:p>
      <text:p text:style-name="P10">+--------+------+---------+------------+</text:p>
      <text:p text:style-name="P10">| Motika | 3001 | <text:s text:c="2"/>18.69 | 1996-03-10 |</text:p>
      <text:p text:style-name="P10">| Motika | 3002 | 1900.10 | 1996-03-10 |</text:p>
      <text:p text:style-name="P10">| Motika | 3003 | <text:s/>767.19 | 1996-03-10 |</text:p>
      <text:p text:style-name="P10">| Motika | 3005 | 5160.45 | 1996-03-10 |</text:p>
      <text:p text:style-name="P10">| Motika | 3006 | 1098.16 | 1996-03-10 |</text:p>
      <text:p text:style-name="P10">| Motika | 3007 | <text:s text:c="2"/>75.75 | 1996-04-10 |</text:p>
      <text:p text:style-name="P10">| Motika | 3008 | 4723.00 | 1996-05-10 |</text:p>
      <text:p text:style-name="P10">| Motika | 3009 | 1713.23 | 1996-04-10 |</text:p>
      <text:p text:style-name="P10">| Motika | 3010 | 1309.95 | 1996-06-10 |</text:p>
      <text:p text:style-name="P10">| Motika | 3011 | 9891.88 | 1996-06-10 |</text:p>
      <text:p text:style-name="P10">+--------+------+---------+------------+</text:p>
      <text:p text:style-name="P10">16)select distinct s.sname,o.onum,o.amt,o.odate from salespeople s,orders o,customer c where <text:s/>s.sname='03-10-1996';</text:p>
      <text:p text:style-name="P10">Empty set (0.00 sec)</text:p>
      <text:p text:style-name="P11">17)<text:span text:style-name="T2">select o.odate,sum(o.amt) from orders o group by o.odate having sum(o.amt)&gt;2000;</text:span></text:p>
      <text:p text:style-name="P12">+------------+------------+</text:p>
      <text:p text:style-name="P12">| odate <text:s text:c="5"/>| sum(o.amt) |</text:p>
      <text:p text:style-name="P12">+------------+------------+</text:p>
      <text:p text:style-name="P12"><text:span text:style-name="T3">j</text:span>| 1996-03-10 | <text:s text:c="3"/>8944.59 |</text:p>
      <text:p text:style-name="P12">| 1996-05-10 | <text:s text:c="3"/>4723.00 |</text:p>
      <text:p text:style-name="P12">| 1996-06-10 | <text:s text:c="2"/>11201.83 |</text:p>
      <text:p text:style-name="P12">+------------+------------+</text:p>
      <text:p text:style-name="P13">18) select * from orders where amt &gt; </text:p>
      <text:p text:style-name="P13"><text:s text:c="4"/>-&gt; (select min(amt) from orders where odate &gt;='1996-06-10');</text:p>
      <text:p text:style-name="P13">+------+---------+------------+------+</text:p>
      <text:p text:style-name="P13">| onum | amt <text:s text:c="4"/>| odate <text:s text:c="5"/>| cnum |</text:p>
      <text:p text:style-name="P13">+------+---------+------------+------+</text:p>
      <text:p text:style-name="P13">| 3002 | 1900.10 | 1996-03-10 | 2007 |</text:p>
      <text:p text:style-name="P13">| 3005 | 5160.45 | 1996-03-10 | 2003 |</text:p>
      <text:p text:style-name="P13">| 3008 | 4723.00 | 1996-05-10 | 2006 |</text:p>
      <text:p text:style-name="P13">| 3009 | 1713.23 | 1996-04-10 | 2002 |</text:p>
      <text:p text:style-name="P13">| 3011 | 9891.88 | 1996-06-10 | 2006 |</text:p>
      <text:p text:style-name="P13">+------+---------+------------+------+</text:p>
      <text:p text:style-name="P13"><text:soft-page-break/>5 rows in set (0.00 sec)</text:p>
      <text:p text:style-name="P14">19)</text:p>
      <text:p text:style-name="P14">20)select c.cname,c.rating from customer c group by c.rating,c.cname;</text:p>
      <text:p text:style-name="P14">+----------+--------+</text:p>
      <text:p text:style-name="P14">| cname <text:s text:c="3"/>| rating |</text:p>
      <text:p text:style-name="P14">+----------+--------+</text:p>
      <text:p text:style-name="P14">| Clemens <text:s/>| <text:s text:c="3"/>100 |</text:p>
      <text:p text:style-name="P14">| HOFFMAN <text:s/>| <text:s text:c="3"/>100 |</text:p>
      <text:p text:style-name="P14">| Pereria <text:s/>| <text:s text:c="3"/>100 |</text:p>
      <text:p text:style-name="P14">| GIOVANNI | <text:s text:c="3"/>200 |</text:p>
      <text:p text:style-name="P14">| Liu <text:s text:c="5"/>| <text:s text:c="3"/>200 |</text:p>
      <text:p text:style-name="P14">| Cisneros | <text:s text:c="3"/>300 |</text:p>
      <text:p text:style-name="P14">| Grass <text:s text:c="3"/>| <text:s text:c="3"/>300 |</text:p>
      <text:p text:style-name="P14">+----------+--------+</text:p>
      <text:p text:style-name="P15">22)select snum,sname,city, round(comm*100) from salespeople;</text:p>
      <text:p text:style-name="P15">+------+---------+-----------+-----------------+</text:p>
      <text:p text:style-name="P15">| snum | sname <text:s text:c="2"/>| city <text:s text:c="5"/>| round(comm*100) |</text:p>
      <text:p text:style-name="P15">+------+---------+-----------+-----------------+</text:p>
      <text:p text:style-name="P15">| 1001 | peel <text:s text:c="3"/>| London <text:s text:c="3"/>| <text:s text:c="13"/>12 |</text:p>
      <text:p text:style-name="P15">| 1002 | serres <text:s/>| San Jose <text:s/>| <text:s text:c="13"/>13 |</text:p>
      <text:p text:style-name="P15">| 1003 | AxelRod | NewYork <text:s text:c="2"/>| <text:s text:c="13"/>10 |</text:p>
      <text:p text:style-name="P15">| 1004 | Motika <text:s/>| London <text:s text:c="3"/>| <text:s text:c="13"/>11 |</text:p>
      <text:p text:style-name="P15">| 1005 | Fran <text:s text:c="3"/>| London <text:s text:c="3"/>| <text:s text:c="13"/>26 |</text:p>
      <text:p text:style-name="P15">| 1007 | Rifkin <text:s/>| Barcelona | <text:s text:c="13"/>15 |</text:p>
      <text:p text:style-name="P15">+------+---------+-----------+-----------------+</text:p>
      <text:p text:style-name="P15">23)select s.sname,o.amt,o.odate from salespeople s,orders o,customer c where s.snum=c.snum and c.cnum=o.cnum group by s.sname,o.amt,o.odate having max(o.amt)&gt;3000 order by o.odate desc ;</text:p>
      <text:p text:style-name="P15">+--------+---------+------------+</text:p>
      <text:p text:style-name="P15">| sname <text:s/>| amt <text:s text:c="4"/>| odate <text:s text:c="5"/>|</text:p>
      <text:p text:style-name="P15">+--------+---------+------------+</text:p>
      <text:p text:style-name="P15">| peel <text:s text:c="2"/>| 9891.88 | 1996-06-10 |</text:p>
      <text:p text:style-name="P15">| peel <text:s text:c="2"/>| 4723.00 | 1996-05-10 |</text:p>
      <text:p text:style-name="P15">| serres | 5160.45 | 1996-03-10 |</text:p>
      <text:p text:style-name="P15">+--------+---------+------------+</text:p>
      <text:p text:style-name="P15">24)select s.sname,max(o.amt),o.odate from orders o,salespeople s,customer c where s.snum=c.snum and o.cnum=c.cnum and o.odate="1996-03-10" group by s.sname,o.odate;</text:p>
      <text:p text:style-name="P15">+--------+------------+------------+</text:p>
      <text:p text:style-name="P15">| sname <text:s/>| max(o.amt) | odate <text:s text:c="5"/>|</text:p>
      <text:p text:style-name="P15">+--------+------------+------------+</text:p>
      <text:p text:style-name="P15">| Motika | <text:s text:c="3"/>1900.10 | 1996-03-10 |</text:p>
      <text:p text:style-name="P15">| peel <text:s text:c="2"/>| <text:s text:c="4"/>767.19 | 1996-03-10 |</text:p>
      <text:p text:style-name="P15">| Rifkin | <text:s text:c="3"/>1098.16 | 1996-03-10 |</text:p>
      <text:p text:style-name="P15">| serres | <text:s text:c="3"/>5160.45 | 1996-03-10 |</text:p>
      <text:p text:style-name="P15">+--------+------------+------------+</text:p>
      <text:p text:style-name="P15">25)Select cname, city from customer where city in (select <text:s/>c.city from customer c , salespeople s where c.snum = s.snum and s.sname = 'Serres');</text:p>
      <text:p text:style-name="P15">+----------+---------+</text:p>
      <text:p text:style-name="P15"><text:soft-page-break/>| cname <text:s text:c="3"/>| city <text:s text:c="3"/>|</text:p>
      <text:p text:style-name="P15">+----------+---------+</text:p>
      <text:p text:style-name="P15">| Liu <text:s text:c="5"/>| SanJose |</text:p>
      <text:p text:style-name="P15">| Grass <text:s text:c="3"/>| Berlin <text:s/>|</text:p>
      <text:p text:style-name="P15">| Cisneros | SanJose |</text:p>
      <text:p text:style-name="P15">+----------+---------+</text:p>
      <text:p text:style-name="P16">26)select c.cname,c.rating <text:s/>from customer c where c.rating&gt;200;</text:p>
      <text:p text:style-name="P16">+----------+--------+</text:p>
      <text:p text:style-name="P16">| cname <text:s text:c="3"/>| rating |</text:p>
      <text:p text:style-name="P16">+----------+--------+</text:p>
      <text:p text:style-name="P16">| Grass <text:s text:c="3"/>| <text:s text:c="3"/>300 |</text:p>
      <text:p text:style-name="P16">| Cisneros | <text:s text:c="3"/>300 |</text:p>
      <text:p text:style-name="P16">+----------+--------+</text:p>
      <text:p text:style-name="P17">27)select count(s.snum) from salespeople s,customer c,orders o where s.snum=c.snum and o.cnum=c.cnum;</text:p>
      <text:p text:style-name="P17">+---------------+</text:p>
      <text:p text:style-name="P17">| count(s.snum) |</text:p>
      <text:p text:style-name="P17">+---------------+</text:p>
      <text:p text:style-name="P17">| <text:s text:c="11"/>10 |</text:p>
      <text:p text:style-name="P17">+---------------+</text:p>
      <text:p text:style-name="P18">28)</text:p>
      <text:p text:style-name="P18">select distinct c.cname,s.comm from salespeople s,customer c,orders o where s.comm </text:p>
      <text:p text:style-name="P18">+----------+------+</text:p>
      <text:p text:style-name="P18">| cname <text:s text:c="3"/>| comm |</text:p>
      <text:p text:style-name="P18">+----------+------+</text:p>
      <text:p text:style-name="P18">| HOFFMAN <text:s/>| 0.13 |</text:p>
      <text:p text:style-name="P18">| HOFFMAN <text:s/>| 0.26 |</text:p>
      <text:p text:style-name="P18">| HOFFMAN <text:s/>| 0.15 |</text:p>
      <text:p text:style-name="P18">| GIOVANNI | 0.13 |</text:p>
      <text:p text:style-name="P18">| GIOVANNI | 0.26 |</text:p>
      <text:p text:style-name="P18">| GIOVANNI | 0.15 |</text:p>
      <text:p text:style-name="P18">| Liu <text:s text:c="5"/>| 0.13 |</text:p>
      <text:p text:style-name="P18">| Liu <text:s text:c="5"/>| 0.26 |</text:p>
      <text:p text:style-name="P18">| Liu <text:s text:c="5"/>| 0.15 |</text:p>
      <text:p text:style-name="P18">| Grass <text:s text:c="3"/>| 0.13 |</text:p>
      <text:p text:style-name="P18">| Grass <text:s text:c="3"/>| 0.26 |</text:p>
      <text:p text:style-name="P18">| Grass <text:s text:c="3"/>| 0.15 |</text:p>
      <text:p text:style-name="P18">| Clemens <text:s/>| 0.13 |</text:p>
      <text:p text:style-name="P18">| Clemens <text:s/>| 0.26 |</text:p>
      <text:p text:style-name="P18">| Clemens <text:s/>| 0.15 |</text:p>
      <text:p text:style-name="P18">| Pereria <text:s/>| 0.13 |</text:p>
      <text:p text:style-name="P18">| Pereria <text:s/>| 0.26 |</text:p>
      <text:p text:style-name="P18">| Pereria <text:s/>| 0.15 |</text:p>
      <text:p text:style-name="P18">| Cisneros | 0.13 |</text:p>
      <text:p text:style-name="P18">| Cisneros | 0.26 |</text:p>
      <text:p text:style-name="P18">| Cisneros | 0.15 |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</table:table-row>
        </table:table-header-rows>
      </table:table>
      <text:p text:style-name="P18"/>
      <text:p text:style-name="P39">29) </text:p>
      <text:p text:style-name="P19">30) select <text:s/>s.city,s.sname,c.cname from salespeople s,customer c where s.snum=c.snum;</text:p>
      <text:p text:style-name="P19">+-----------+---------+----------+</text:p>
      <text:p text:style-name="P19">| city <text:s text:c="5"/>| sname <text:s text:c="2"/>| cname <text:s text:c="3"/>|</text:p>
      <text:p text:style-name="P19">+-----------+---------+----------+</text:p>
      <text:p text:style-name="P19">| London <text:s text:c="3"/>| peel <text:s text:c="3"/>| HOFFMAN <text:s/>|</text:p>
      <text:p text:style-name="P19">| NewYork <text:s text:c="2"/>| AxelRod | GIOVANNI |</text:p>
      <text:p text:style-name="P19">| San Jose <text:s/>| serres <text:s/>| Liu <text:s text:c="5"/>|</text:p>
      <text:p text:style-name="P19">| San Jose <text:s/>| serres <text:s/>| Grass <text:s text:c="3"/>|</text:p>
      <text:p text:style-name="P19">| London <text:s text:c="3"/>| peel <text:s text:c="3"/>| Clemens <text:s/>|</text:p>
      <text:p text:style-name="P19">| London <text:s text:c="3"/>| Motika <text:s/>| Pereria <text:s/>|</text:p>
      <text:p text:style-name="P19">| Barcelona | Rifkin <text:s/>| Cisneros |</text:p>
      <text:p text:style-name="P19">+-----------+---------+----------+</text:p>
      <text:p text:style-name="P20">31)select s.sname from salespeople s where s.sname LIKE 'P__I%';</text:p>
      <text:p text:style-name="P20">Empty set (0.00 sec)</text:p>
      <text:p text:style-name="P21">32)<text:span text:style-name="T4"> select distinct(c.cname),o.amt from orders o,salespeople s,customer c where c.cname='Cisneros';</text:span></text:p>
      <text:p text:style-name="P22">+----------+---------+</text:p>
      <text:p text:style-name="P22">| cname <text:s text:c="3"/>| amt <text:s text:c="4"/>|</text:p>
      <text:p text:style-name="P22">+----------+---------+</text:p>
      <text:p text:style-name="P22">| Cisneros | <text:s text:c="2"/>18.69 |</text:p>
      <text:p text:style-name="P22">| Cisneros | 1900.10 |</text:p>
      <text:p text:style-name="P22">| Cisneros | <text:s/>767.19 |</text:p>
      <text:p text:style-name="P22">| Cisneros | 5160.45 |</text:p>
      <text:p text:style-name="P22">| Cisneros | 1098.16 |</text:p>
      <text:p text:style-name="P22">| Cisneros | <text:s text:c="2"/>75.75 |</text:p>
      <text:p text:style-name="P22">| Cisneros | 4723.00 |</text:p>
      <text:p text:style-name="P22">| Cisneros | 1713.23 |</text:p>
      <text:p text:style-name="P22">| Cisneros | 1309.95 |</text:p>
      <text:p text:style-name="P22">| Cisneros | 9891.88 |</text:p>
      <text:p text:style-name="P22">+----------+---------+</text:p>
      <text:p text:style-name="P23">33)<text:span text:style-name="T12">select max(o.amt),s.sname from salespeople s,orders o,customer c where s.sname in ('Rifkin','Serres') and s.snum=c.snum and c.cnum=o.cnum group by s.sname;</text:span></text:p>
      <text:p text:style-name="P39">+------------+--------+</text:p>
      <text:p text:style-name="P39">| max(o.amt) | sname <text:s/>|</text:p>
      <text:p text:style-name="P39">+------------+--------+</text:p>
      <text:p text:style-name="P39">| <text:s text:c="3"/>1098.16 | Rifkin |</text:p>
      <text:p text:style-name="P39">| <text:s text:c="3"/>5160.45 | serres |</text:p>
      <text:p text:style-name="P24">+--------+------------+</text:p>
      <text:p text:style-name="P25">34)select s.snum,s.sname,s.comm,city from salespeople s;</text:p>
      <text:p text:style-name="P25">+------+---------+------+-----------+</text:p>
      <text:p text:style-name="P25">| snum | sname <text:s text:c="2"/>| comm | city <text:s text:c="5"/>|</text:p>
      <text:p text:style-name="P25">+------+---------+------+-----------+</text:p>
      <text:p text:style-name="P25">| 1001 | peel <text:s text:c="3"/>| 0.12 | London <text:s text:c="3"/>|</text:p>
      <text:p text:style-name="P25">| 1002 | serres <text:s/>| 0.13 | San Jose <text:s/>|</text:p>
      <text:p text:style-name="P25"><text:soft-page-break/>| 1003 | AxelRod | 0.10 | NewYork <text:s text:c="2"/>|</text:p>
      <text:p text:style-name="P25">| 1004 | Motika <text:s/>| 0.11 | London <text:s text:c="3"/>|</text:p>
      <text:p text:style-name="P25">| 1005 | Fran <text:s text:c="3"/>| 0.26 | London <text:s text:c="3"/>|</text:p>
      <text:p text:style-name="P25">| 1007 | Rifkin <text:s/>| 0.15 | Barcelona |</text:p>
      <text:p text:style-name="P25">+------+---------+------+-----------+</text:p>
      <text:p text:style-name="P25">35)select * from customer c where c.cname LIKE '[A-G]%';</text:p>
      <text:p text:style-name="P25">Empty set (0.00 sec)</text:p>
      <text:p text:style-name="P41">37)select onum from orders where amt &gt; (select avg(amt) from orders where odate = '1996-04-10');</text:p>
      <text:p text:style-name="P41">+------+</text:p>
      <text:p text:style-name="P41">| onum |</text:p>
      <text:p text:style-name="P41">+------+</text:p>
      <text:p text:style-name="P41">| 3002 |</text:p>
      <text:p text:style-name="P41">| 3005 |</text:p>
      <text:p text:style-name="P41">| 3006 |</text:p>
      <text:p text:style-name="P41">| 3008 |</text:p>
      <text:p text:style-name="P41">| 3009 |</text:p>
      <text:p text:style-name="P41">| 3010 |</text:p>
      <text:p text:style-name="P41">| 3011 |</text:p>
      <text:p text:style-name="P41">+------+</text:p>
      <text:p text:style-name="P26">3<text:span text:style-name="T13">9</text:span>)<text:span text:style-name="T5"> select distinct o.odate,o.amt,c.city from customer c,orders o order by o.amt desc;</text:span></text:p>
      <text:p text:style-name="P27">+------------+---------+---------+</text:p>
      <text:p text:style-name="P27">| odate <text:s text:c="5"/>| amt <text:s text:c="4"/>| city <text:s text:c="3"/>|</text:p>
      <text:p text:style-name="P27">+------------+---------+---------+</text:p>
      <text:p text:style-name="P27">| 1996-06-10 | 9891.88 | LONDON <text:s/>|</text:p>
      <text:p text:style-name="P27">| 1996-06-10 | 9891.88 | ROME <text:s text:c="3"/>|</text:p>
      <text:p text:style-name="P27">| 1996-06-10 | 9891.88 | SanJose |</text:p>
      <text:p text:style-name="P27">| 1996-06-10 | 9891.88 | Berlin <text:s/>|</text:p>
      <text:p text:style-name="P27">| 1996-03-10 | 5160.45 | LONDON <text:s/>|</text:p>
      <text:p text:style-name="P27">| 1996-03-10 | 5160.45 | ROME <text:s text:c="3"/>|</text:p>
      <text:p text:style-name="P27">| 1996-03-10 | 5160.45 | SanJose |</text:p>
      <text:p text:style-name="P27">| 1996-03-10 | 5160.45 | Berlin <text:s/>|</text:p>
      <text:p text:style-name="P27">| 1996-05-10 | 4723.00 | LONDON <text:s/>|</text:p>
      <text:p text:style-name="P27">| 1996-05-10 | 4723.00 | ROME <text:s text:c="3"/>|</text:p>
      <text:p text:style-name="P27">| 1996-05-10 | 4723.00 | SanJose |</text:p>
      <text:p text:style-name="P27">| 1996-05-10 | 4723.00 | Berlin <text:s/>|</text:p>
      <text:p text:style-name="P27">| 1996-03-10 | 1900.10 | LONDON <text:s/>|</text:p>
      <text:p text:style-name="P27">| 1996-03-10 | 1900.10 | ROME <text:s text:c="3"/>|</text:p>
      <text:p text:style-name="P27">| 1996-03-10 | 1900.10 | SanJose |</text:p>
      <text:p text:style-name="P27">| 1996-03-10 | 1900.10 | Berlin <text:s/>|</text:p>
      <text:p text:style-name="P27">| 1996-04-10 | 1713.23 | SanJose |</text:p>
      <text:p text:style-name="P27">| 1996-04-10 | 1713.23 | Berlin <text:s/>|</text:p>
      <text:p text:style-name="P27">| 1996-04-10 | 1713.23 | LONDON <text:s/>|</text:p>
      <text:p text:style-name="P27">| 1996-04-10 | 1713.23 | ROME <text:s text:c="3"/>|</text:p>
      <text:p text:style-name="P27">| 1996-06-10 | 1309.95 | LONDON <text:s/>|</text:p>
      <text:p text:style-name="P27">| 1996-06-10 | 1309.95 | ROME <text:s text:c="3"/>|</text:p>
      <text:p text:style-name="P27">| 1996-06-10 | 1309.95 | SanJose |</text:p>
      <text:p text:style-name="P27">| 1996-06-10 | 1309.95 | Berlin <text:s/>|</text:p>
      <text:p text:style-name="P27"><text:soft-page-break/>| 1996-03-10 | 1098.16 | ROME <text:s text:c="3"/>|</text:p>
      <text:p text:style-name="P27">| 1996-03-10 | 1098.16 | SanJose |</text:p>
      <text:p text:style-name="P27">| 1996-03-10 | 1098.16 | Berlin <text:s/>|</text:p>
      <text:p text:style-name="P27">| 1996-03-10 | 1098.16 | LONDON <text:s/>|</text:p>
      <text:p text:style-name="P27">| 1996-03-10 | <text:s/>767.19 | SanJose |</text:p>
      <text:p text:style-name="P27">| 1996-03-10 | <text:s/>767.19 | Berlin <text:s/>|</text:p>
      <text:p text:style-name="P27">| 1996-03-10 | <text:s/>767.19 | LONDON <text:s/>|</text:p>
      <text:p text:style-name="P27">| 1996-03-10 | <text:s/>767.19 | ROME <text:s text:c="3"/>|</text:p>
      <text:p text:style-name="P27">| 1996-04-10 | <text:s text:c="2"/>75.75 | Berlin <text:s/>|</text:p>
      <text:p text:style-name="P27">| 1996-04-10 | <text:s text:c="2"/>75.75 | LONDON <text:s/>|</text:p>
      <text:p text:style-name="P27">| 1996-04-10 | <text:s text:c="2"/>75.75 | ROME <text:s text:c="3"/>|</text:p>
      <text:p text:style-name="P27">| 1996-04-10 | <text:s text:c="2"/>75.75 | SanJose |</text:p>
      <text:p text:style-name="P27">| 1996-03-10 | <text:s text:c="2"/>18.69 | LONDON <text:s/>|</text:p>
      <text:p text:style-name="P27">| 1996-03-10 | <text:s text:c="2"/>18.69 | ROME <text:s text:c="3"/>|</text:p>
      <text:p text:style-name="P27">| 1996-03-10 | <text:s text:c="2"/>18.69 | SanJose |</text:p>
      <text:p text:style-name="P27">| 1996-03-10 | <text:s text:c="2"/>18.69 | Berlin <text:s/>|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C1" office:value-type="string">
              <text:p text:style-name="Table_20_Contents"/>
            </table:table-cell>
          </table:table-row>
        </table:table-header-rows>
      </table:table>
      <text:p text:style-name="P40"/>
      <text:p text:style-name="P40">7 rows in set (0.00 sec)</text:p>
      <text:p text:style-name="P27">40)select c.cname,c.rating,c.city from customer c where c.city='SanJose';</text:p>
      <text:p text:style-name="P27">+----------+--------+---------+</text:p>
      <text:p text:style-name="P27">| cname <text:s text:c="3"/>| rating | city <text:s text:c="3"/>|</text:p>
      <text:p text:style-name="P27">+----------+--------+---------+</text:p>
      <text:p text:style-name="P27">| Liu <text:s text:c="5"/>| <text:s text:c="3"/>200 | SanJose |</text:p>
      <text:p text:style-name="P27">| Cisneros | <text:s text:c="3"/>300 | SanJose |</text:p>
      <text:p text:style-name="P27">+----------+--------+---------+</text:p>
      <text:p text:style-name="P28">41)<text:span text:style-name="T6"> select o.amt from orders o &lt;any (select o.amt from orders o,customer c <text:s/>where o.cnum=c.cnum and c.city='SanJose');</text:span></text:p>
      <text:p text:style-name="P29">42)select o.amt from orders o where o.amt &gt; (select avg(o.amt) from customer c,orders o where c.cnum=o.onum);</text:p>
      <text:p text:style-name="P29">Empty set (0.00 sec)</text:p>
      <text:p text:style-name="P29">43)select max(c.rating),c.city from customer c group by c.city;</text:p>
      <text:p text:style-name="P29">+---------------+---------+</text:p>
      <text:p text:style-name="P29">| max(c.rating) | city <text:s text:c="3"/>|</text:p>
      <text:p text:style-name="P29">+---------------+---------+</text:p>
      <text:p text:style-name="P29">| <text:s text:c="10"/>300 | Berlin <text:s/>|</text:p>
      <text:p text:style-name="P29">| <text:s text:c="10"/>100 | LONDON <text:s/>|</text:p>
      <text:p text:style-name="P29">| <text:s text:c="10"/>200 | ROME <text:s text:c="3"/>|</text:p>
      <text:p text:style-name="P29">| <text:s text:c="10"/>300 | SanJose |</text:p>
      <text:p text:style-name="P29">+---------------+---------+</text:p>
      <text:p text:style-name="P29">44)select distinct s.sname,s.comm,o.amt,c.rating from salespeople s,customer c,orders o where s.snum=c.snum and o.cnum=c.cnum and c.rating&gt;100;</text:p>
      <text:p text:style-name="P29">+---------+------+---------+--------+</text:p>
      <text:p text:style-name="P29">| sname <text:s text:c="2"/>| comm | amt <text:s text:c="4"/>| rating |</text:p>
      <text:p text:style-name="P29">+---------+------+---------+--------+</text:p>
      <text:p text:style-name="P29">| AxelRod | 0.10 | <text:s text:c="2"/>75.75 | <text:s text:c="3"/>200 |</text:p>
      <text:p text:style-name="P29"><text:soft-page-break/>| AxelRod | 0.10 | 1713.23 | <text:s text:c="3"/>200 |</text:p>
      <text:p text:style-name="P29">| serres <text:s/>| 0.13 | 5160.45 | <text:s text:c="3"/>200 |</text:p>
      <text:p text:style-name="P29">| serres <text:s/>| 0.13 | 1309.95 | <text:s text:c="3"/>300 |</text:p>
      <text:p text:style-name="P29">| Rifkin <text:s/>| 0.15 | <text:s text:c="2"/>18.69 | <text:s text:c="3"/>300 |</text:p>
      <text:p text:style-name="P29">| Rifkin <text:s/>| 0.15 | 1098.16 | <text:s text:c="3"/>300 |</text:p>
      <text:p text:style-name="P29">+---------+------+---------+--------+</text:p>
      <text:p text:style-name="P29">45)select count(c.cname),c.rating from customer c where c.rating &gt;(select avg(c.rating) from customer c group by c.city='SanJose');</text:p>
      <text:p text:style-name="P30">4<text:span text:style-name="T7">7</text:span>)select s.sname,s.city from salespeople s where s.city='Barcelona' or s.city='London';</text:p>
      <text:p text:style-name="P30">+--------+-----------+</text:p>
      <text:p text:style-name="P30">| sname <text:s/>| city <text:s text:c="5"/>|</text:p>
      <text:p text:style-name="P30">+--------+-----------+</text:p>
      <text:p text:style-name="P30">| peel <text:s text:c="2"/>| London <text:s text:c="3"/>|</text:p>
      <text:p text:style-name="P30">| Motika | London <text:s text:c="3"/>|</text:p>
      <text:p text:style-name="P30">| Fran <text:s text:c="2"/>| London <text:s text:c="3"/>|</text:p>
      <text:p text:style-name="P30">| Rifkin | Barcelona |</text:p>
      <text:p text:style-name="P30">+--------+-----------+</text:p>
      <text:p text:style-name="P31">4<text:span text:style-name="T7">9</text:span>)<text:span text:style-name="T7"> select c.cname,s.sname from salespeople s,customer c where s.snum=c.snum; </text:span></text:p>
      <text:p text:style-name="P32">+----------+---------+</text:p>
      <text:p text:style-name="P32">| cname <text:s text:c="3"/>| sname <text:s text:c="2"/>|</text:p>
      <text:p text:style-name="P32">+----------+---------+</text:p>
      <text:p text:style-name="P32">| HOFFMAN <text:s/>| peel <text:s text:c="3"/>|</text:p>
      <text:p text:style-name="P32">| GIOVANNI | AxelRod |</text:p>
      <text:p text:style-name="P32">| Liu <text:s text:c="5"/>| serres <text:s/>|</text:p>
      <text:p text:style-name="P32">| Grass <text:s text:c="3"/>| serres <text:s/>|</text:p>
      <text:p text:style-name="P32">| Clemens <text:s/>| peel <text:s text:c="3"/>|</text:p>
      <text:p text:style-name="P32">| Pereria <text:s/>| Motika <text:s/>|</text:p>
      <text:p text:style-name="P32">| Cisneros | Rifkin <text:s/>|</text:p>
      <text:p text:style-name="P32">+----------+---------+</text:p>
      <text:p text:style-name="P32">50)select o.amt from orders o where o.amt&gt;1000;</text:p>
      <text:p text:style-name="P32">+---------+</text:p>
      <text:p text:style-name="P32">| amt <text:s text:c="4"/>|</text:p>
      <text:p text:style-name="P32">+---------+</text:p>
      <text:p text:style-name="P32">| 1900.10 |</text:p>
      <text:p text:style-name="P32">| 5160.45 |</text:p>
      <text:p text:style-name="P32">| 1098.16 |</text:p>
      <text:p text:style-name="P32">| 4723.00 |</text:p>
      <text:p text:style-name="P32">| 1713.23 |</text:p>
      <text:p text:style-name="P32">| 1309.95 |</text:p>
      <text:p text:style-name="P32">| 9891.88 |</text:p>
      <text:p text:style-name="P32">+---------+</text:p>
      <text:p text:style-name="P32">51)select o.onum,c.cname from orders o,customer c where o.cnum=c.cnum;</text:p>
      <text:p text:style-name="P32">+------+----------+</text:p>
      <text:p text:style-name="P32">| onum | cname <text:s text:c="3"/>|</text:p>
      <text:p text:style-name="P32">+------+----------+</text:p>
      <text:p text:style-name="P32">| 3003 | HOFFMAN <text:s/>|</text:p>
      <text:p text:style-name="P32">| 3007 | GIOVANNI |</text:p>
      <text:p text:style-name="P32"><text:soft-page-break/>| 3009 | GIOVANNI |</text:p>
      <text:p text:style-name="P32">| 3005 | Liu <text:s text:c="5"/>|</text:p>
      <text:p text:style-name="P32">| 3010 | Grass <text:s text:c="3"/>|</text:p>
      <text:p text:style-name="P32">| 3008 | Clemens <text:s/>|</text:p>
      <text:p text:style-name="P32">| 3011 | Clemens <text:s/>|</text:p>
      <text:p text:style-name="P32">| 3002 | Pereria <text:s/>|</text:p>
      <text:p text:style-name="P32">| 3001 | Cisneros |</text:p>
      <text:p text:style-name="P32">| 3006 | Cisneros |</text:p>
      <text:p text:style-name="P32">+------+----------+</text:p>
      <text:p text:style-name="P33">5<text:span text:style-name="T8">3</text:span>)<text:span text:style-name="T8">select c.cname,c.rating from customer c where c.rating &gt;ANY(select c.rating from customer c,salespeople s where c.snum=s.snum and s.sname='Serres');</text:span></text:p>
      <text:p text:style-name="P34">+----------+--------+</text:p>
      <text:p text:style-name="P34">| cname <text:s text:c="3"/>| rating |</text:p>
      <text:p text:style-name="P34">+----------+--------+</text:p>
      <text:p text:style-name="P34">| Grass <text:s text:c="3"/>| <text:s text:c="3"/>300 |</text:p>
      <text:p text:style-name="P34">| Cisneros | <text:s text:c="3"/>300 |</text:p>
      <text:p text:style-name="P35">54)<text:span text:style-name="T9">select o.amt,o.odate,o.onum from orders o where o.odate='1996-04-10'or o.odate='1996</text:span></text:p>
      <text:p text:style-name="P36">+---------+------------+------+</text:p>
      <text:p text:style-name="P36">| amt <text:s text:c="4"/>| odate <text:s text:c="5"/>| onum |</text:p>
      <text:p text:style-name="P36">+---------+------------+------+</text:p>
      <text:p text:style-name="P36">| <text:s text:c="2"/>18.69 | 1996-03-10 | 3001 |</text:p>
      <text:p text:style-name="P36">| 1900.10 | 1996-03-10 | 3002 |</text:p>
      <text:p text:style-name="P36">| <text:s/>767.19 | 1996-03-10 | 3003 |</text:p>
      <text:p text:style-name="P36">| 5160.45 | 1996-03-10 | 3005 |</text:p>
      <text:p text:style-name="P36">| 1098.16 | 1996-03-10 | 3006 |</text:p>
      <text:p text:style-name="P36">| <text:s text:c="2"/>75.75 | 1996-04-10 | 3007 |</text:p>
      <text:p text:style-name="P36">| 1713.23 | 1996-04-10 | 3009 |</text:p>
      <text:p text:style-name="P36">55)select o.amt,c.cname from orders o,customer c where o.cnum=c.cnum;</text:p>
      <text:p text:style-name="P36">+---------+----------+</text:p>
      <text:p text:style-name="P36">| amt <text:s text:c="4"/>| cname <text:s text:c="3"/>|</text:p>
      <text:p text:style-name="P36">+---------+----------+</text:p>
      <text:p text:style-name="P36">| <text:s/>767.19 | HOFFMAN <text:s/>|</text:p>
      <text:p text:style-name="P36">| <text:s text:c="2"/>75.75 | GIOVANNI |</text:p>
      <text:p text:style-name="P36">| 1713.23 | GIOVANNI |</text:p>
      <text:p text:style-name="P36">| 5160.45 | Liu <text:s text:c="5"/>|</text:p>
      <text:p text:style-name="P36">| 1309.95 | Grass <text:s text:c="3"/>|</text:p>
      <text:p text:style-name="P36">| 4723.00 | Clemens <text:s/>|</text:p>
      <text:p text:style-name="P36">| 9891.88 | Clemens <text:s/>|</text:p>
      <text:p text:style-name="P36">| 1900.10 | Pereria <text:s/>|</text:p>
      <text:p text:style-name="P36">| <text:s text:c="2"/>18.69 | Cisneros |</text:p>
      <text:p text:style-name="P36">| 1098.16 | Cisneros |</text:p>
      <text:p text:style-name="P36"/>
      <text:p text:style-name="P36">56)select c.cname,c.rating from customer c where c.rating &gt;all(select c.rating from customer c where c.city='Rome');</text:p>
      <text:p text:style-name="P36">+----------+--------+</text:p>
      <text:p text:style-name="P36">| cname <text:s text:c="3"/>| rating |</text:p>
      <text:p text:style-name="P36">+----------+--------+</text:p>
      <text:p text:style-name="P36"><text:soft-page-break/>| Grass <text:s text:c="3"/>| <text:s text:c="3"/>300 |</text:p>
      <text:p text:style-name="P36">| Cisneros | <text:s text:c="3"/>300 |</text:p>
      <text:p text:style-name="P36">+----------+--------+</text:p>
      <text:p text:style-name="P37">5<text:span text:style-name="T11">8</text:span>)<text:span text:style-name="T10">select c.cname,c.cnum,c.city,c.rating,s.snum from customer c,salespeople s where s.snum=c.snum and s.snum='1001';</text:span></text:p>
      <text:p text:style-name="P38">+---------+------+--------+--------+------+</text:p>
      <text:p text:style-name="P38">| cname <text:s text:c="2"/>| cnum | city <text:s text:c="2"/>| rating | snum |</text:p>
      <text:p text:style-name="P38">+---------+------+--------+--------+------+</text:p>
      <text:p text:style-name="P38">| HOFFMAN | 2001 | LONDON | <text:s text:c="3"/>100 | 1001 |</text:p>
      <text:p text:style-name="P38">| Clemens | 2006 | London | <text:s text:c="3"/>100 | 1001 |</text:p>
      <text:p text:style-name="P42">60) select o.amt from orders o where o.amt is null;</text:p>
      <text:p text:style-name="P42">Empty set (0.00 sec)</text:p>
      <text:p text:style-name="P43">62)select s.sname,s.comm from salespeople s;</text:p>
      <text:p text:style-name="P43">+---------+------+</text:p>
      <text:p text:style-name="P43">| sname <text:s text:c="2"/>| comm |</text:p>
      <text:p text:style-name="P43">+---------+------+</text:p>
      <text:p text:style-name="P43">| peel <text:s text:c="3"/>| 0.12 |</text:p>
      <text:p text:style-name="P43">| serres <text:s/>| 0.13 |</text:p>
      <text:p text:style-name="P43">| AxelRod | 0.10 |</text:p>
      <text:p text:style-name="P43">| Motika <text:s/>| 0.11 |</text:p>
      <text:p text:style-name="P43">| Fran <text:s text:c="3"/>| 0.26 |</text:p>
      <text:p text:style-name="P43">| Rifkin <text:s/>| 0.15 |</text:p>
      <text:p text:style-name="P43">63)select c.cname,c.city from customer c where c.rating in (select c.rating from customer c where c.rating='100' and c.cname='Hoffman');</text:p>
      <text:p text:style-name="P43">+---------+--------+</text:p>
      <text:p text:style-name="P43">| cname <text:s text:c="2"/>| city <text:s text:c="2"/>|</text:p>
      <text:p text:style-name="P43">+---------+--------+</text:p>
      <text:p text:style-name="P43">| HOFFMAN | LONDON |</text:p>
      <text:p text:style-name="P43">| Clemens | London |</text:p>
      <text:p text:style-name="P43">| Pereria | Rome <text:s text:c="2"/>|</text:p>
      <text:p text:style-name="P44">65)</text:p>
      <text:p text:style-name="P44">select distinct c.cname,c.rating from customer c,orders o where o.amt&gt;(select avg(o.amt) from orders o,customer c);</text:p>
      <text:p text:style-name="P44">+----------+--------+</text:p>
      <text:p text:style-name="P44">| cname <text:s text:c="3"/>| rating |</text:p>
      <text:p text:style-name="P44">+----------+--------+</text:p>
      <text:p text:style-name="P44">| HOFFMAN <text:s/>| <text:s text:c="3"/>100 |</text:p>
      <text:p text:style-name="P44">| GIOVANNI | <text:s text:c="3"/>200 |</text:p>
      <text:p text:style-name="P44">| Liu <text:s text:c="5"/>| <text:s text:c="3"/>200 |</text:p>
      <text:p text:style-name="P44">| Grass <text:s text:c="3"/>| <text:s text:c="3"/>300 |</text:p>
      <text:p text:style-name="P44">| Clemens <text:s/>| <text:s text:c="3"/>100 |</text:p>
      <text:p text:style-name="P44">| Pereria <text:s/>| <text:s text:c="3"/>100 |</text:p>
      <text:p text:style-name="P44">| Cisneros | <text:s text:c="3"/>300 |</text:p>
      <text:p text:style-name="P44">66)</text:p>
      <text:p text:style-name="P44"><text:s/>select sum(o.amt) from orders o;</text:p>
      <text:p text:style-name="P44">+------------+</text:p>
      <text:p text:style-name="P44">| sum(o.amt) |</text:p>
      <text:p text:style-name="P44"><text:soft-page-break/>+------------+</text:p>
      <text:p text:style-name="P44">| <text:s text:c="2"/>26658.40 |</text:p>
      <text:p text:style-name="P44">+------------+</text:p>
      <text:p text:style-name="P44">67)select o.onum,o.amt,o.odate from orders o;</text:p>
      <text:p text:style-name="P44">+------+---------+------------+</text:p>
      <text:p text:style-name="P44">| onum | amt <text:s text:c="4"/>| odate <text:s text:c="5"/>|</text:p>
      <text:p text:style-name="P44">+------+---------+------------+</text:p>
      <text:p text:style-name="P44">| 3001 | <text:s text:c="2"/>18.69 | 1996-03-10 |</text:p>
      <text:p text:style-name="P44">| 3002 | 1900.10 | 1996-03-10 |</text:p>
      <text:p text:style-name="P44">| 3003 | <text:s/>767.19 | 1996-03-10 |</text:p>
      <text:p text:style-name="P44">| 3005 | 5160.45 | 1996-03-10 |</text:p>
      <text:p text:style-name="P44">| 3006 | 1098.16 | 1996-03-10 |</text:p>
      <text:p text:style-name="P44">| 3007 | <text:s text:c="2"/>75.75 | 1996-04-10 |</text:p>
      <text:p text:style-name="P44">| 3008 | 4723.00 | 1996-05-10 |</text:p>
      <text:p text:style-name="P44">| 3009 | 1713.23 | 1996-04-10 |</text:p>
      <text:p text:style-name="P44">| 3010 | 1309.95 | 1996-06-10 |</text:p>
      <text:p text:style-name="P44">| 3011 | 9891.88 | 1996-06-10 |</text:p>
      <text:p text:style-name="P44"/>
      <text:p text:style-name="P44">68) select count(c.rating) from customer c where c.rating is not null;</text:p>
      <text:p text:style-name="P44">+-----------------+</text:p>
      <text:p text:style-name="P44">| count(c.rating) |</text:p>
      <text:p text:style-name="P44">+-----------------+</text:p>
      <text:p text:style-name="P44">| <text:s text:c="14"/>7 |</text:p>
      <text:p text:style-name="P44">+-----------------+</text:p>
      <text:p text:style-name="P44">69)select o.onum,c.cname,s.sname from orders o,customer c,salespeople s where c.cnum=o.cnum and s.snum=c.snum;</text:p>
      <text:p text:style-name="P44">+------+----------+---------+</text:p>
      <text:p text:style-name="P44">| onum | cname <text:s text:c="3"/>| sname <text:s text:c="2"/>|</text:p>
      <text:p text:style-name="P44">+------+----------+---------+</text:p>
      <text:p text:style-name="P44">| 3003 | HOFFMAN <text:s/>| peel <text:s text:c="3"/>|</text:p>
      <text:p text:style-name="P44">| 3008 | Clemens <text:s/>| peel <text:s text:c="3"/>|</text:p>
      <text:p text:style-name="P44">| 3011 | Clemens <text:s/>| peel <text:s text:c="3"/>|</text:p>
      <text:p text:style-name="P44">| 3005 | Liu <text:s text:c="5"/>| serres <text:s/>|</text:p>
      <text:p text:style-name="P44">| 3010 | Grass <text:s text:c="3"/>| serres <text:s/>|</text:p>
      <text:p text:style-name="P44">| 3007 | GIOVANNI | AxelRod |</text:p>
      <text:p text:style-name="P44">| 3009 | GIOVANNI | AxelRod |</text:p>
      <text:p text:style-name="P44">| 3002 | Pereria <text:s/>| Motika <text:s/>|</text:p>
      <text:p text:style-name="P44">| 3001 | Cisneros | Rifkin <text:s/>|</text:p>
      <text:p text:style-name="P44">| 3006 | Cisneros | Rifkin <text:s/>|</text:p>
      <text:p text:style-name="P44"/>
      <text:p text:style-name="P45">70)<text:span text:style-name="T14">select distinct s.comm,s.sname from salespeople s,customer c where c.city='London';</text:span></text:p>
      <text:p text:style-name="P46">+------+---------+</text:p>
      <text:p text:style-name="P46">| comm | sname <text:s text:c="2"/>|</text:p>
      <text:p text:style-name="P46">+------+---------+</text:p>
      <text:p text:style-name="P46">| 0.12 | peel <text:s text:c="3"/>|</text:p>
      <text:p text:style-name="P46">| 0.13 | serres <text:s/>|</text:p>
      <text:p text:style-name="P46">| 0.10 | AxelRod |</text:p>
      <text:p text:style-name="P46"><text:soft-page-break/>| 0.11 | Motika <text:s/>|</text:p>
      <text:p text:style-name="P46">| 0.26 | Fran <text:s text:c="3"/>|</text:p>
      <text:p text:style-name="P46">| 0.15 | Rifkin <text:s/>|</text:p>
      <text:p text:style-name="P46"/>
      <text:p text:style-name="P50">71)select s.sname from salespeople s where not s.sname= any(select s.sname from salespeople s,customer c where s.snum=c.snum and c.city=s.city);</text:p>
      <text:p text:style-name="P50">+---------+</text:p>
      <text:p text:style-name="P50">| sname <text:s text:c="2"/>|</text:p>
      <text:p text:style-name="P50">+---------+</text:p>
      <text:p text:style-name="P50">| serres <text:s/>|</text:p>
      <text:p text:style-name="P50">| AxelRod |</text:p>
      <text:p text:style-name="P50">| Motika <text:s/>|</text:p>
      <text:p text:style-name="P50">| Fran <text:s text:c="3"/>|</text:p>
      <text:p text:style-name="P50">| Rifkin <text:s/>|</text:p>
      <text:p text:style-name="P47"/>
      <text:p text:style-name="P47">7<text:span text:style-name="T15">3)select c.cname from customer c,salespeople s where c.snum=s.snum and s.sname in ('peel','motika');</text:span></text:p>
      <text:p text:style-name="P48">+---------+</text:p>
      <text:p text:style-name="P48">| cname <text:s text:c="2"/>|</text:p>
      <text:p text:style-name="P48">+---------+</text:p>
      <text:p text:style-name="P48">| HOFFMAN |</text:p>
      <text:p text:style-name="P48">| Clemens |</text:p>
      <text:p text:style-name="P48">| Pereria |</text:p>
      <text:p text:style-name="P48">74)select count(o.onum),o.odate from orders o group by o.odate;</text:p>
      <text:p text:style-name="P48">+---------------+------------+</text:p>
      <text:p text:style-name="P48">| count(o.onum) | odate <text:s text:c="5"/>|</text:p>
      <text:p text:style-name="P48">+---------------+------------+</text:p>
      <text:p text:style-name="P48">| <text:s text:c="12"/>5 | 1996-03-10 |</text:p>
      <text:p text:style-name="P48">| <text:s text:c="12"/>2 | 1996-04-10 |</text:p>
      <text:p text:style-name="P48">| <text:s text:c="12"/>1 | 1996-05-10 |</text:p>
      <text:p text:style-name="P48">| <text:s text:c="12"/>2 | 1996-06-10 |</text:p>
      <text:p text:style-name="P48">+---------------+------------+</text:p>
      <text:p text:style-name="P49">75)<text:span text:style-name="T16">select s.sname,o.onum,o.amt from salespeople s,orders o,customer c where o.cnum=c.cnum and s.snum=c.snum and s.city='London';</text:span></text:p>
      <text:p text:style-name="P50">+--------+------+---------+</text:p>
      <text:p text:style-name="P50">| sname <text:s/>| onum | amt <text:s text:c="4"/>|</text:p>
      <text:p text:style-name="P50">+--------+------+---------+</text:p>
      <text:p text:style-name="P50">| peel <text:s text:c="2"/>| 3003 | <text:s/>767.19 |</text:p>
      <text:p text:style-name="P50">| peel <text:s text:c="2"/>| 3008 | 4723.00 |</text:p>
      <text:p text:style-name="P50">| peel <text:s text:c="2"/>| 3011 | 9891.88 |</text:p>
      <text:p text:style-name="P50">| Motika | 3002 | 1900.10 |</text:p>
      <text:p text:style-name="P50">+--------+------+---------+</text:p>
      <text:p text:style-name="P51">7<text:span text:style-name="T17">7)select s.sname,count(o.onum) from salespeople s,orders o group by s.sname having count(o.onum)&gt;1;</text:span></text:p>
      <text:p text:style-name="P52">+---------+---------------+</text:p>
      <text:p text:style-name="P52">| sname <text:s text:c="2"/>| count(o.onum) |</text:p>
      <text:p text:style-name="P52">+---------+---------------+</text:p>
      <text:p text:style-name="P52">| AxelRod | <text:s text:c="11"/>10 |</text:p>
      <text:p text:style-name="P52"><text:soft-page-break/>| Fran <text:s text:c="3"/>| <text:s text:c="11"/>10 |</text:p>
      <text:p text:style-name="P52">| Motika <text:s/>| <text:s text:c="11"/>10 |</text:p>
      <text:p text:style-name="P52">| peel <text:s text:c="3"/>| <text:s text:c="11"/>10 |</text:p>
      <text:p text:style-name="P52">| Rifkin <text:s/>| <text:s text:c="11"/>10 |</text:p>
      <text:p text:style-name="P52">| serres <text:s/>| <text:s text:c="11"/>10 |</text:p>
      <text:p text:style-name="P52"/>
      <text:p text:style-name="P53">78)<text:span text:style-name="T18"> select c.cname,s.sname,o.onum from salespeople s,customer c,orders o where s.snum=c.snum and o.cnum=c.cnum;</text:span></text:p>
      <text:p text:style-name="P54">+----------+---------+------+</text:p>
      <text:p text:style-name="P54">| cname <text:s text:c="3"/>| sname <text:s text:c="2"/>| onum |</text:p>
      <text:p text:style-name="P54">+----------+---------+------+</text:p>
      <text:p text:style-name="P54">| HOFFMAN <text:s/>| peel <text:s text:c="3"/>| 3003 |</text:p>
      <text:p text:style-name="P54">| Clemens <text:s/>| peel <text:s text:c="3"/>| 3008 |</text:p>
      <text:p text:style-name="P54">| Clemens <text:s/>| peel <text:s text:c="3"/>| 3011 |</text:p>
      <text:p text:style-name="P54">| Liu <text:s text:c="5"/>| serres <text:s/>| 3005 |</text:p>
      <text:p text:style-name="P54">| Grass <text:s text:c="3"/>| serres <text:s/>| 3010 |</text:p>
      <text:p text:style-name="P54">| GIOVANNI | AxelRod | 3007 |</text:p>
      <text:p text:style-name="P54">| GIOVANNI | AxelRod | 3009 |</text:p>
      <text:p text:style-name="P54">| Pereria <text:s/>| Motika <text:s/>| 3002 |</text:p>
      <text:p text:style-name="P54">| Cisneros | Rifkin <text:s/>| 3001 |</text:p>
      <text:p text:style-name="P54">| Cisneros | Rifkin <text:s/>| 3006 |</text:p>
      <text:p text:style-name="P54"/>
      <text:p text:style-name="P54">79)select c.cname from customer c where c.cname LIKE 'C%'; <text:s/></text:p>
      <text:p text:style-name="P54">+----------+</text:p>
      <text:p text:style-name="P54">| cname <text:s text:c="3"/>|</text:p>
      <text:p text:style-name="P54">+----------+</text:p>
      <text:p text:style-name="P54">| Clemens <text:s/>|</text:p>
      <text:p text:style-name="P54">| Cisneros |</text:p>
      <text:p text:style-name="P55">80)<text:span text:style-name="T19">select c.city,max(c.rating) from customer c group by c.city;</text:span></text:p>
      <text:p text:style-name="P56">+---------+---------------+</text:p>
      <text:p text:style-name="P56">| city <text:s text:c="3"/>| max(c.rating) |</text:p>
      <text:p text:style-name="P56">+---------+---------------+</text:p>
      <text:p text:style-name="P56">| Berlin <text:s/>| <text:s text:c="10"/>300 |</text:p>
      <text:p text:style-name="P56">| LONDON <text:s/>| <text:s text:c="10"/>100 |</text:p>
      <text:p text:style-name="P56">| ROME <text:s text:c="3"/>| <text:s text:c="10"/>200 |</text:p>
      <text:p text:style-name="P56">| SanJose | <text:s text:c="10"/>300 |</text:p>
      <text:p text:style-name="P56"/>
      <text:p text:style-name="P56">81)select s.snum,s.sname,o.onum from salespeople s,orders o,customer c where c.snum=s.snum and c.cnum=o.cnum;</text:p>
      <text:p text:style-name="P56">+------+---------+------+</text:p>
      <text:p text:style-name="P56">| snum | sname <text:s text:c="2"/>| onum |</text:p>
      <text:p text:style-name="P56">+------+---------+------+</text:p>
      <text:p text:style-name="P56">| 1001 | peel <text:s text:c="3"/>| 3003 |</text:p>
      <text:p text:style-name="P56">| 1001 | peel <text:s text:c="3"/>| 3008 |</text:p>
      <text:p text:style-name="P56">| 1001 | peel <text:s text:c="3"/>| 3011 |</text:p>
      <text:p text:style-name="P56">| 1002 | serres <text:s/>| 3005 |</text:p>
      <text:p text:style-name="P56">| 1002 | serres <text:s/>| 3010 |</text:p>
      <text:p text:style-name="P56"><text:soft-page-break/>| 1003 | AxelRod | 3007 |</text:p>
      <text:p text:style-name="P56">| 1003 | AxelRod | 3009 |</text:p>
      <text:p text:style-name="P56">| 1004 | Motika <text:s/>| 3002 |</text:p>
      <text:p text:style-name="P56">| 1007 | Rifkin <text:s/>| 3001 |</text:p>
      <text:p text:style-name="P56">| 1007 | Rifkin <text:s/>| 3006 |</text:p>
      <text:p text:style-name="P56"/>
      <text:p text:style-name="P56">82)select c.rating,c.cname,c.cnum from customer c order by c.rating desc;</text:p>
      <text:p text:style-name="P56">+--------+----------+------+</text:p>
      <text:p text:style-name="P56">| rating | cname <text:s text:c="3"/>| cnum |</text:p>
      <text:p text:style-name="P56">+--------+----------+------+</text:p>
      <text:p text:style-name="P56">| <text:s text:c="3"/>300 | Grass <text:s text:c="3"/>| 2004 |</text:p>
      <text:p text:style-name="P56">| <text:s text:c="3"/>300 | Cisneros | 2008 |</text:p>
      <text:p text:style-name="P56">| <text:s text:c="3"/>200 | GIOVANNI | 2002 |</text:p>
      <text:p text:style-name="P56">| <text:s text:c="3"/>200 | Liu <text:s text:c="5"/>| 2003 |</text:p>
      <text:p text:style-name="P56">| <text:s text:c="3"/>100 | HOFFMAN <text:s/>| 2001 |</text:p>
      <text:p text:style-name="P56">| <text:s text:c="3"/>100 | Clemens <text:s/>| 2006 |</text:p>
      <text:p text:style-name="P56">| <text:s text:c="3"/>100 | Pereria <text:s/>| 2007 |</text:p>
      <text:p text:style-name="P56"/>
      <text:p text:style-name="P57">83)select s.sname,avg(s.comm) from salespeople s group by s.sname;</text:p>
      <text:p text:style-name="P57">+---------+-------------+</text:p>
      <text:p text:style-name="P57">| sname <text:s text:c="2"/>| avg(s.comm) |</text:p>
      <text:p text:style-name="P57">+---------+-------------+</text:p>
      <text:p text:style-name="P57">| AxelRod | <text:s text:c="3"/>0.100000 |</text:p>
      <text:p text:style-name="P57">| Fran <text:s text:c="3"/>| <text:s text:c="3"/>0.260000 |</text:p>
      <text:p text:style-name="P57">| Motika <text:s/>| <text:s text:c="3"/>0.110000 |</text:p>
      <text:p text:style-name="P57">| peel <text:s text:c="3"/>| <text:s text:c="3"/>0.120000 |</text:p>
      <text:p text:style-name="P57">| Rifkin <text:s/>| <text:s text:c="3"/>0.150000 |</text:p>
      <text:p text:style-name="P57">| serres <text:s/>| <text:s text:c="3"/>0.130000 |</text:p>
      <text:p text:style-name="P57"/>
      <text:p text:style-name="P57">84) select distinct o.onum from orders o,salespeople s <text:s/>where s.sname= any(select s.sname from salespeople s,customer c where c.cname='Hoffman');</text:p>
      <text:p text:style-name="P57">+------+</text:p>
      <text:p text:style-name="P57">| onum |</text:p>
      <text:p text:style-name="P57">+------+</text:p>
      <text:p text:style-name="P57">| 3003 |</text:p>
      <text:p text:style-name="P57">| 3007 |</text:p>
      <text:p text:style-name="P57">| 3009 |</text:p>
      <text:p text:style-name="P57">| 3005 |</text:p>
      <text:p text:style-name="P57">| 3010 |</text:p>
      <text:p text:style-name="P57">| 3008 |</text:p>
      <text:p text:style-name="P57">| 3011 |</text:p>
      <text:p text:style-name="P57">| 3002 |</text:p>
      <text:p text:style-name="P57">| 3001 |</text:p>
      <text:p text:style-name="P57">| 3006 |</text:p>
      <text:p text:style-name="P57"/>
      <text:p text:style-name="P58">85)<text:span text:style-name="T20">select s.sname,s.comm from salespeople s where s.comm between '0.10'and'0.12';</text:span></text:p>
      <text:p text:style-name="P59">+---------+------+</text:p>
      <text:p text:style-name="P59"><text:soft-page-break/>| sname <text:s text:c="2"/>| comm |</text:p>
      <text:p text:style-name="P59">+---------+------+</text:p>
      <text:p text:style-name="P59">| peel <text:s text:c="3"/>| 0.12 |</text:p>
      <text:p text:style-name="P59">| AxelRod | 0.10 |</text:p>
      <text:p text:style-name="P59">| Motika <text:s/>| 0.11 |</text:p>
      <text:p text:style-name="P57"/>
      <text:p text:style-name="P58">86)<text:span text:style-name="T20">select s.sname,s.city from salespeople s where s.comm&gt;0.10;</text:span></text:p>
      <text:p text:style-name="P59">+--------+-----------+</text:p>
      <text:p text:style-name="P59">| sname <text:s/>| city <text:s text:c="5"/>|</text:p>
      <text:p text:style-name="P59">+--------+-----------+</text:p>
      <text:p text:style-name="P59">| peel <text:s text:c="2"/>| London <text:s text:c="3"/>|</text:p>
      <text:p text:style-name="P59">| serres | San Jose <text:s/>|</text:p>
      <text:p text:style-name="P59">| Motika | London <text:s text:c="3"/>|</text:p>
      <text:p text:style-name="P59">| Fran <text:s text:c="2"/>| London <text:s text:c="3"/>|</text:p>
      <text:p text:style-name="P59">| Rifkin | Barcelona |</text:p>
      <text:p text:style-name="P59"/>
      <text:p text:style-name="P59">87)select * from orders where(amt&lt;1000 OR NOT (odate =1996-03-10 AND cnum&gt;2003));</text:p>
      <text:p text:style-name="P59">+------+---------+------------+------+</text:p>
      <text:p text:style-name="P59">| onum | amt <text:s text:c="4"/>| odate <text:s text:c="5"/>| cnum |</text:p>
      <text:p text:style-name="P59">+------+---------+------------+------+</text:p>
      <text:p text:style-name="P59">| 3001 | <text:s text:c="2"/>18.69 | 1996-03-10 | 2008 |</text:p>
      <text:p text:style-name="P59">| 3002 | 1900.10 | 1996-03-10 | 2007 |</text:p>
      <text:p text:style-name="P59">| 3003 | <text:s/>767.19 | 1996-03-10 | 2001 |</text:p>
      <text:p text:style-name="P59">| 3005 | 5160.45 | 1996-03-10 | 2003 |</text:p>
      <text:p text:style-name="P59">| 3006 | 1098.16 | 1996-03-10 | 2008 |</text:p>
      <text:p text:style-name="P59">| 3007 | <text:s text:c="2"/>75.75 | 1996-04-10 | 2002 |</text:p>
      <text:p text:style-name="P59">| 3008 | 4723.00 | 1996-05-10 | 2006 |</text:p>
      <text:p text:style-name="P59">| 3009 | 1713.23 | 1996-04-10 | 2002 |</text:p>
      <text:p text:style-name="P59">| 3010 | 1309.95 | 1996-06-10 | 2004 |</text:p>
      <text:p text:style-name="P59">| 3011 | 9891.88 | 1996-06-10 | 2006 |</text:p>
      <text:p text:style-name="P60"><text:span text:style-name="T21">88)</text:span>select min(o.amt),c.cname from orders o,customer c where o.cnum=c.cnum group by c.cname;</text:p>
      <text:p text:style-name="P60">+------------+----------+</text:p>
      <text:p text:style-name="P60">| min(o.amt) | cname <text:s text:c="3"/>|</text:p>
      <text:p text:style-name="P60">+------------+----------+</text:p>
      <text:p text:style-name="P60">| <text:s text:c="5"/>18.69 | Cisneros |</text:p>
      <text:p text:style-name="P60">| <text:s text:c="3"/>4723.00 | Clemens <text:s/>|</text:p>
      <text:p text:style-name="P60">| <text:s text:c="5"/>75.75 | GIOVANNI |</text:p>
      <text:p text:style-name="P60">| <text:s text:c="3"/>1309.95 | Grass <text:s text:c="3"/>|</text:p>
      <text:p text:style-name="P60">| <text:s text:c="4"/>767.19 | HOFFMAN <text:s/>|</text:p>
      <text:p text:style-name="P60">| <text:s text:c="3"/>5160.45 | Liu <text:s text:c="5"/>|</text:p>
      <text:p text:style-name="P60">| <text:s text:c="3"/>1900.10 | Pereria <text:s/>|</text:p>
      <text:p text:style-name="P60"/>
      <text:p text:style-name="P61">89)<text:span text:style-name="T21">select c.cname from customer c where c.cname LIKE'G%';</text:span></text:p>
      <text:p text:style-name="P62">+----------+</text:p>
      <text:p text:style-name="P62">| cname <text:s text:c="3"/>|</text:p>
      <text:p text:style-name="P62">+----------+</text:p>
      <text:p text:style-name="P62">| GIOVANNI |</text:p>
      <text:p text:style-name="P62"><text:soft-page-break/>| Grass <text:s text:c="3"/>|</text:p>
      <text:p text:style-name="P62">+----------+</text:p>
      <text:p text:style-name="P62">90) select count(c.city) from customer c where c.city is not null;</text:p>
      <text:p text:style-name="P62">+---------------+</text:p>
      <text:p text:style-name="P62">| count(c.city) |</text:p>
      <text:p text:style-name="P62">+---------------+</text:p>
      <text:p text:style-name="P62">| <text:s text:c="12"/>7 |</text:p>
      <text:p text:style-name="P62">+---------------+</text:p>
      <text:p text:style-name="P62">91)select avg(o.amt) from orders o;</text:p>
      <text:p text:style-name="P62">+-------------+</text:p>
      <text:p text:style-name="P62">| avg(o.amt) <text:s/>|</text:p>
      <text:p text:style-name="P62">+-------------+</text:p>
      <text:p text:style-name="P62">| 2665.840000 |</text:p>
      <text:p text:style-name="P62"/>
      <text:p text:style-name="P63">9<text:span text:style-name="T22">2</text:span>)<text:span text:style-name="T22">select distinct onum,amt,odate, snum from orders,salespeople where not (odate=1996-03-10 OR snum&gt;1006) AND amt&gt;=(1500);</text:span></text:p>
      <text:p text:style-name="P64">+------+---------+------------+------+</text:p>
      <text:p text:style-name="P64">| onum | amt <text:s text:c="4"/>| odate <text:s text:c="5"/>| snum |</text:p>
      <text:p text:style-name="P64">+------+---------+------------+------+</text:p>
      <text:p text:style-name="P64">| 3002 | 1900.10 | 1996-03-10 | 1001 |</text:p>
      <text:p text:style-name="P64">| 3005 | 5160.45 | 1996-03-10 | 1001 |</text:p>
      <text:p text:style-name="P64">| 3008 | 4723.00 | 1996-05-10 | 1001 |</text:p>
      <text:p text:style-name="P64">| 3009 | 1713.23 | 1996-04-10 | 1001 |</text:p>
      <text:p text:style-name="P64">| 3011 | 9891.88 | 1996-06-10 | 1001 |</text:p>
      <text:p text:style-name="P64">| 3002 | 1900.10 | 1996-03-10 | 1002 |</text:p>
      <text:p text:style-name="P64">| 3005 | 5160.45 | 1996-03-10 | 1002 |</text:p>
      <text:p text:style-name="P64">| 3008 | 4723.00 | 1996-05-10 | 1002 |</text:p>
      <text:p text:style-name="P64">| 3009 | 1713.23 | 1996-04-10 | 1002 |</text:p>
      <text:p text:style-name="P64">| 3011 | 9891.88 | 1996-06-10 | 1002 |</text:p>
      <text:p text:style-name="P64">| 3002 | 1900.10 | 1996-03-10 | 1003 |</text:p>
      <text:p text:style-name="P64">| 3005 | 5160.45 | 1996-03-10 | 1003 |</text:p>
      <text:p text:style-name="P64">| 3008 | 4723.00 | 1996-05-10 | 1003 |</text:p>
      <text:p text:style-name="P64">| 3009 | 1713.23 | 1996-04-10 | 1003 |</text:p>
      <text:p text:style-name="P64">| 3011 | 9891.88 | 1996-06-10 | 1003 |</text:p>
      <text:p text:style-name="P64">| 3002 | 1900.10 | 1996-03-10 | 1004 |</text:p>
      <text:p text:style-name="P64">| 3005 | 5160.45 | 1996-03-10 | 1004 |</text:p>
      <text:p text:style-name="P64">| 3008 | 4723.00 | 1996-05-10 | 1004 |</text:p>
      <text:p text:style-name="P64">| 3009 | 1713.23 | 1996-04-10 | 1004 |</text:p>
      <text:p text:style-name="P64">| 3011 | 9891.88 | 1996-06-10 | 1004 |</text:p>
      <text:p text:style-name="P64">| 3002 | 1900.10 | 1996-03-10 | 1005 |</text:p>
      <text:p text:style-name="P64">| 3005 | 5160.45 | 1996-03-10 | 1005 |</text:p>
      <text:p text:style-name="P64">| 3008 | 4723.00 | 1996-05-10 | 1005 |</text:p>
      <text:p text:style-name="P64">| 3009 | 1713.23 | 1996-04-10 | 1005 |</text:p>
      <text:p text:style-name="P64">| 3011 | 9891.88 | 1996-06-10 | 1005 |</text:p>
      <text:p text:style-name="P64">+------+---------+------------+------+</text:p>
      <text:p text:style-name="P64">93)select c.cname,c.rating from customer c where not c.city='SanJose' having c.rating&gt;200;</text:p>
      <text:p text:style-name="P64">+-------+--------+</text:p>
      <text:p text:style-name="P64"><text:soft-page-break/>| cname | rating |</text:p>
      <text:p text:style-name="P64">+-------+--------+</text:p>
      <text:p text:style-name="P64">| Grass | <text:s text:c="3"/>300 |</text:p>
      <text:p text:style-name="P64"/>
      <text:p text:style-name="P65">94)<text:span text:style-name="T23"> select snum,sname,city,comm from salespeople where comm between 0.12 and 0.14;</text:span></text:p>
      <text:p text:style-name="P66">+------+--------+----------+------+</text:p>
      <text:p text:style-name="P66">| snum | sname <text:s/>| city <text:s text:c="4"/>| comm |</text:p>
      <text:p text:style-name="P66">+------+--------+----------+------+</text:p>
      <text:p text:style-name="P66">| 1001 | peel <text:s text:c="2"/>| London <text:s text:c="2"/>| 0.12 |</text:p>
      <text:p text:style-name="P66">| 1002 | serres | San Jose | 0.13 |</text:p>
      <text:p text:style-name="P67">+------</text:p>
      <text:p text:style-name="P81">97)select <text:s/>distinct s.sname from salespeople s,customer c where s.comm&gt;'o.11'</text:p>
      <text:p text:style-name="P81">+---------+</text:p>
      <text:p text:style-name="P81">| sname <text:s text:c="2"/>|</text:p>
      <text:p text:style-name="P81">+---------+</text:p>
      <text:p text:style-name="P81">| peel <text:s text:c="3"/>|</text:p>
      <text:p text:style-name="P81">| serres <text:s/>|</text:p>
      <text:p text:style-name="P81">| AxelRod |</text:p>
      <text:p text:style-name="P81">| Motika <text:s/>|</text:p>
      <text:p text:style-name="P81">| Fran <text:s text:c="3"/>|</text:p>
      <text:p text:style-name="P81">| Rifkin <text:s/>|</text:p>
      <text:p text:style-name="P81">+---------+</text:p>
      <text:p text:style-name="P68">99)select s.sname,sum(o.amt*s.comm)as total from salespeople s,customer c,orders o where s.snum=c.snum and c.cnum=o.cnum group by s.sname order by total desc limit 1;</text:p>
      <text:p text:style-name="P68">+-------+-----------+</text:p>
      <text:p text:style-name="P68">| sname | total <text:s text:c="4"/>|</text:p>
      <text:p text:style-name="P68">+-------+-----------+</text:p>
      <text:p text:style-name="P68">| peel <text:s/>| 1845.8484 |</text:p>
      <text:p text:style-name="P68"/>
      <text:p text:style-name="P69">10<text:span text:style-name="T24">2</text:span>)<text:span text:style-name="T24"> select c.rating,c.cname from customer c <text:s/>order by c.rating desc;</text:span></text:p>
      <text:p text:style-name="P71">+--------+----------+</text:p>
      <text:p text:style-name="P71">| rating | cname <text:s text:c="3"/>|</text:p>
      <text:p text:style-name="P71">+--------+----------+</text:p>
      <text:p text:style-name="P71">| <text:s text:c="3"/>300 | Grass <text:s text:c="3"/>|</text:p>
      <text:p text:style-name="P71">| <text:s text:c="3"/>300 | Cisneros |</text:p>
      <text:p text:style-name="P71">| <text:s text:c="3"/>200 | GIOVANNI |</text:p>
      <text:p text:style-name="P71">| <text:s text:c="3"/>200 | Liu <text:s text:c="5"/>|</text:p>
      <text:p text:style-name="P71">| <text:s text:c="3"/>100 | HOFFMAN <text:s/>|</text:p>
      <text:p text:style-name="P71">| <text:s text:c="3"/>100 | Clemens <text:s/>|</text:p>
      <text:p text:style-name="P71">| <text:s text:c="3"/>100 | Pereria <text:s/>|</text:p>
      <text:p text:style-name="P71"/>
      <text:p text:style-name="P71">103) select o.odate,c.cname from orders o,customer c where c.cname='Hoffman';</text:p>
      <text:p text:style-name="P71">+------------+---------+</text:p>
      <text:p text:style-name="P71">| odate <text:s text:c="5"/>| cname <text:s text:c="2"/>|</text:p>
      <text:p text:style-name="P71">+------------+---------+</text:p>
      <text:p text:style-name="P71">| 1996-03-10 | HOFFMAN |</text:p>
      <text:p text:style-name="P71">| 1996-03-10 | HOFFMAN |</text:p>
      <text:p text:style-name="P71"><text:soft-page-break/>| 1996-03-10 | HOFFMAN |</text:p>
      <text:p text:style-name="P71">| 1996-03-10 | HOFFMAN |</text:p>
      <text:p text:style-name="P71">| 1996-03-10 | HOFFMAN |</text:p>
      <text:p text:style-name="P71">| 1996-04-10 | HOFFMAN |</text:p>
      <text:p text:style-name="P71">| 1996-05-10 | HOFFMAN |</text:p>
      <text:p text:style-name="P71">| 1996-04-10 | HOFFMAN |</text:p>
      <text:p text:style-name="P71">| 1996-06-10 | HOFFMAN |</text:p>
      <text:p text:style-name="P71">| 1996-06-10 | HOFFMAN |</text:p>
      <text:p text:style-name="P71">+------------+---------+</text:p>
      <text:p text:style-name="P71">104)select s.sname,s.comm from salespeople s;</text:p>
      <text:p text:style-name="P71">+---------+------+</text:p>
      <text:p text:style-name="P71">| sname <text:s text:c="2"/>| comm |</text:p>
      <text:p text:style-name="P71">+---------+------+</text:p>
      <text:p text:style-name="P71">| peel <text:s text:c="3"/>| 0.12 |</text:p>
      <text:p text:style-name="P71">| serres <text:s/>| 0.13 |</text:p>
      <text:p text:style-name="P71">| AxelRod | 0.10 |</text:p>
      <text:p text:style-name="P71">| Motika <text:s/>| 0.11 |</text:p>
      <text:p text:style-name="P71">| Fran <text:s text:c="3"/>| 0.26 |</text:p>
      <text:p text:style-name="P71">| Rifkin <text:s/>| 0.15 |</text:p>
      <text:p text:style-name="P71">+---------+------+</text:p>
      <text:p text:style-name="P72">105)<text:span text:style-name="T25">select o.odate,s.sname from salespeople s,orders o,customer c where o.odate not between '1996-03-10' and '1996-05-10' and s.snum=c.snum and c.cnum=o.cnum;</text:span></text:p>
      <text:p text:style-name="P73">+------------+--------+</text:p>
      <text:p text:style-name="P73">| odate <text:s text:c="5"/>| sname <text:s/>|</text:p>
      <text:p text:style-name="P73">+------------+--------+</text:p>
      <text:p text:style-name="P73">| 1996-06-10 | peel <text:s text:c="2"/>|</text:p>
      <text:p text:style-name="P73">| 1996-06-10 | serres |</text:p>
      <text:p text:style-name="P73">+------------+--------+</text:p>
      <text:p text:style-name="P73">106) select count(o.onum) from orders o,salespeople s,customer c where s.snum=c.snum and o.cnum=c.cnum;</text:p>
      <text:p text:style-name="P73">+---------------+</text:p>
      <text:p text:style-name="P73">| count(o.onum) |</text:p>
      <text:p text:style-name="P73">+---------------+</text:p>
      <text:p text:style-name="P73">| <text:s text:c="11"/>10 |</text:p>
      <text:p text:style-name="P73">+---------------+</text:p>
      <text:p text:style-name="P73">107) select count(o.onum) from orders o,customer c where <text:s/>o.cnum=c.cnum;</text:p>
      <text:p text:style-name="P73">| count(o.onum) |</text:p>
      <text:p text:style-name="P73">+---------------+</text:p>
      <text:p text:style-name="P73">| <text:s text:c="11"/>10 |</text:p>
      <text:p text:style-name="P73">+-------select count(o.onum),c.cname from orders o,customer c where <text:s/>o.cnum=c.cnum group by c.cname;</text:p>
      <text:p text:style-name="P73">+---------------+----------+</text:p>
      <text:p text:style-name="P73">| count(o.onum) | cname <text:s text:c="3"/>|</text:p>
      <text:p text:style-name="P73">+---------------+----------+</text:p>
      <text:p text:style-name="P73">| <text:s text:c="12"/>2 | Cisneros |</text:p>
      <text:p text:style-name="P73">| <text:s text:c="12"/>2 | Clemens <text:s/>|</text:p>
      <text:p text:style-name="P73">| <text:s text:c="12"/>2 | GIOVANNI |</text:p>
      <text:p text:style-name="P73"><text:soft-page-break/>| <text:s text:c="12"/>1 | Grass <text:s text:c="3"/>|</text:p>
      <text:p text:style-name="P73">| <text:s text:c="12"/>1 | HOFFMAN <text:s/>|</text:p>
      <text:p text:style-name="P73">| <text:s text:c="12"/>1 | Liu <text:s text:c="5"/>|</text:p>
      <text:p text:style-name="P73">| <text:s text:c="12"/>1 | Pereria <text:s/>|</text:p>
      <text:p text:style-name="P73">+---------------+----------+--------+</text:p>
      <text:p text:style-name="P74">10<text:span text:style-name="T26">9)select s.sname,sum(o.amt*s.comm)as total from salespeople s,customer c,orders o where s.snum=c.snum and c.cnum=o.cnum group by s.sname order by total desc limit 1;</text:span></text:p>
      <text:p text:style-name="P70">+-------+-----------+</text:p>
      <text:p text:style-name="P70">| sname | total <text:s text:c="4"/>|</text:p>
      <text:p text:style-name="P70">+-------+-----------+</text:p>
      <text:p text:style-name="P70">| peel <text:s/>| 1845.8484 |</text:p>
      <text:p text:style-name="P75"/>
      <text:p text:style-name="P75">110)</text:p>
      <text:p text:style-name="P75">select s.sname,sum(o.amt*s.comm)as total from salespeople s,customer c,orders o where s.snum=c.snum and c.cnum=o.cnum group by s.sname order by total asce limit 1;</text:p>
      <text:p text:style-name="P70">+-------+-----------+</text:p>
      <text:p text:style-name="P76">114)select c.cname from customer c,orders o where c.cnum=o.cnum and o.amt&gt;(select avg(o.amt) from orders o);</text:p>
      <text:p text:style-name="P76">+---------+</text:p>
      <text:p text:style-name="P76">| cname <text:s text:c="2"/>|</text:p>
      <text:p text:style-name="P76">+---------+</text:p>
      <text:p text:style-name="P76">| Liu <text:s text:c="4"/>|</text:p>
      <text:p text:style-name="P76">| Clemens |</text:p>
      <text:p text:style-name="P76">| Clemens |</text:p>
      <text:p text:style-name="P77">115)<text:span text:style-name="T27">select c.cname,c.rating from customer c where <text:s/>c.rating&gt;any(select avg(c.rating) from customer c <text:s/>where c.city='SanJose');</text:span></text:p>
      <text:p text:style-name="P78">+----------+--------+</text:p>
      <text:p text:style-name="P78">| cname <text:s text:c="3"/>| rating |</text:p>
      <text:p text:style-name="P78">+----------+--------+</text:p>
      <text:p text:style-name="P78">| Grass <text:s text:c="3"/>| <text:s text:c="3"/>300 |</text:p>
      <text:p text:style-name="P78">| Cisneros | <text:s text:c="3"/>300 |</text:p>
      <text:p text:style-name="P78">+----------+--------+</text:p>
      <text:p text:style-name="P79">11<text:span text:style-name="T28">7</text:span>)<text:span text:style-name="T28">select count(c.cnum),s.sname from salespeople s,customer c where <text:s/>s.snum=c.snum group by s.sname having count(c.cnum)&gt;1;</text:span></text:p>
      <text:p text:style-name="P80">+---------------+--------+</text:p>
      <text:p text:style-name="P80">| count(c.cnum) | sname <text:s/>|</text:p>
      <text:p text:style-name="P80">+---------------+--------+</text:p>
      <text:p text:style-name="P80">| <text:s text:c="12"/>2 | peel <text:s text:c="2"/>|</text:p>
      <text:p text:style-name="P80">| <text:s text:c="12"/>2 | serres |</text:p>
      <text:p text:style-name="P80">+---------------+--------+</text:p>
      <text:p text:style-name="P82">120)select s.sname,s.city from salespeople s where s.city='Berlin';</text:p>
      <text:p text:style-name="P82">Empty set (0.01 sec)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07:46:21.210709063</meta:creation-date>
    <meta:editing-duration>P9DT3H39M44S</meta:editing-duration>
    <meta:editing-cycles>25</meta:editing-cycles>
    <meta:generator>LibreOffice/5.1.6.2$Linux_X86_64 LibreOffice_project/10m0$Build-2</meta:generator>
    <dc:date>2018-08-21T20:46:12.742025590</dc:date>
    <meta:document-statistic meta:table-count="3" meta:image-count="0" meta:object-count="0" meta:page-count="21" meta:paragraph-count="908" meta:word-count="5377" meta:character-count="29889" meta:non-whitespace-character-count="24125"/>
  </office:meta>
</office:document-meta>
</file>